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3" style:family="table">
      <style:table-properties style:width="4.6cm" table:align="left"/>
    </style:style>
    <style:style style:name="Tabela3.A" style:family="table-column">
      <style:table-column-properties style:column-width="2.395cm"/>
    </style:style>
    <style:style style:name="Tabela3.B" style:family="table-column">
      <style:table-column-properties style:column-width="2.205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8.805cm" table:align="left"/>
    </style:style>
    <style:style style:name="Tabela4.A" style:family="table-column">
      <style:table-column-properties style:column-width="4.807cm"/>
    </style:style>
    <style:style style:name="Tabela4.B" style:family="table-column">
      <style:table-column-properties style:column-width="3.999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8.805cm" table:align="left"/>
    </style:style>
    <style:style style:name="Tabela5.A" style:family="table-column">
      <style:table-column-properties style:column-width="4.807cm"/>
    </style:style>
    <style:style style:name="Tabela5.B" style:family="table-column">
      <style:table-column-properties style:column-width="3.999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0b9021" officeooo:paragraph-rsid="000b9021" fo:background-color="transparen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0e3131" officeooo:paragraph-rsid="000e3131" fo:background-color="transparen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0f9100" officeooo:paragraph-rsid="000f9100" fo:background-color="transparen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0f9100" officeooo:paragraph-rsid="001020a4" fo:background-color="transparen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11025" officeooo:paragraph-rsid="00111025" fo:background-color="transparen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0f9100" officeooo:paragraph-rsid="000f9100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01a92" officeooo:paragraph-rsid="00101a92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11025" officeooo:paragraph-rsid="00111025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020a4" officeooo:paragraph-rsid="0011ecc4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1ecc4" officeooo:paragraph-rsid="001c527d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2c5a6" officeooo:paragraph-rsid="0012c5a6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44fed" officeooo:paragraph-rsid="00144fed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452bb" officeooo:paragraph-rsid="001452bb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634f6" officeooo:paragraph-rsid="001634f6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6bf87" officeooo:paragraph-rsid="0016bf87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83c55" officeooo:paragraph-rsid="00183c55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a1b28" officeooo:paragraph-rsid="001a1b28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ae507" officeooo:paragraph-rsid="001ae507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fb153" officeooo:paragraph-rsid="001fb153" fo:background-color="transparent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1fb153" officeooo:paragraph-rsid="002282a4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00000" style:font-name="Courier New" fo:font-size="12pt" fo:font-weight="normal" officeooo:rsid="001fb153" officeooo:paragraph-rsid="00214cb5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000000" style:font-name="Courier New" fo:font-size="12pt" fo:font-weight="normal" officeooo:rsid="00214cb5" officeooo:paragraph-rsid="00214cb5" fo:background-color="transparent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282a4" officeooo:paragraph-rsid="001fb153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000000" style:font-name="Courier New" fo:font-size="12pt" fo:font-weight="normal" officeooo:rsid="002282a4" officeooo:paragraph-rsid="002282a4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45c50" officeooo:paragraph-rsid="00245c50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61b83" officeooo:paragraph-rsid="00261b83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6223e" officeooo:paragraph-rsid="0026223e" fo:background-color="transparent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681ba" officeooo:paragraph-rsid="002681ba" fo:background-color="transparent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6f56a" officeooo:paragraph-rsid="0026f56a" fo:background-color="transparent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91f52" officeooo:paragraph-rsid="00291f52" fo:background-color="transparent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a4aa5" officeooo:paragraph-rsid="002a4aa5" fo:background-color="transparent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b2507" officeooo:paragraph-rsid="002b2507" fo:background-color="transparent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c6932" officeooo:paragraph-rsid="002c6932" fo:background-color="transparent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da822" officeooo:paragraph-rsid="002da822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2f0e1e" officeooo:paragraph-rsid="002f0e1e" fo:background-color="transparent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3072ab" officeooo:paragraph-rsid="003072ab" fo:background-color="transparent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315f0f" officeooo:paragraph-rsid="00315f0f" fo:background-color="transparent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317731" officeooo:paragraph-rsid="00317731" fo:background-color="transparent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3d4648" officeooo:paragraph-rsid="003d4648" fo:background-color="transparent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solid" style:text-underline-width="auto" style:text-underline-color="font-color" fo:font-weight="bold" officeooo:rsid="000f9100" officeooo:paragraph-rsid="000f9100" fo:background-color="transparent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solid" style:text-underline-width="auto" style:text-underline-color="font-color" fo:font-weight="bold" officeooo:rsid="000e3131" officeooo:paragraph-rsid="000e3131" fo:background-color="transparent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020a4" officeooo:paragraph-rsid="001020a4" fo:background-color="transparent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01a92" officeooo:paragraph-rsid="00101a92" fo:background-color="transparent" style:font-size-asian="12pt" style:font-weight-asian="bold" style:font-size-complex="12pt" style:font-weight-complex="bold"/>
    </style:style>
    <style:style style:name="P44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1ecc4" officeooo:paragraph-rsid="0011ecc4" fo:background-color="transparent" style:font-size-asian="12pt" style:font-weight-asian="bold" style:font-size-complex="12pt" style:font-weight-complex="bold"/>
    </style:style>
    <style:style style:name="P45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44fed" officeooo:paragraph-rsid="00144fed" fo:background-color="transparent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83c55" officeooo:paragraph-rsid="00183c55" fo:background-color="transparent" style:font-size-asian="12pt" style:font-weight-asian="bold" style:font-size-complex="12pt" style:font-weight-complex="bold"/>
    </style:style>
    <style:style style:name="P47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c527d" officeooo:paragraph-rsid="001c527d" fo:background-color="transparent" style:font-size-asian="12pt" style:font-weight-asian="bold" style:font-size-complex="12pt" style:font-weight-complex="bold"/>
    </style:style>
    <style:style style:name="P48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ae507" officeooo:paragraph-rsid="001ae507" fo:background-color="transparent" style:font-size-asian="12pt" style:font-weight-asian="bold" style:font-size-complex="12pt" style:font-weight-complex="bold"/>
    </style:style>
    <style:style style:name="P49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e4e5e" officeooo:paragraph-rsid="002282a4" fo:background-color="transparent" style:font-size-asian="12pt" style:font-weight-asian="bold" style:font-size-complex="12pt" style:font-weight-complex="bold"/>
    </style:style>
    <style:style style:name="P50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fb153" officeooo:paragraph-rsid="002282a4" fo:background-color="transparent" style:font-size-asian="12pt" style:font-weight-asian="bold" style:font-size-complex="12pt" style:font-weight-complex="bold"/>
    </style:style>
    <style:style style:name="P51" style:family="paragraph" style:parent-style-name="Standard">
      <style:paragraph-properties fo:text-align="center" style:justify-single-word="false"/>
      <style:text-properties fo:color="#000000" style:font-name="Courier New" fo:font-size="12pt" fo:font-weight="bold" officeooo:rsid="001fb153" officeooo:paragraph-rsid="00214cb5" fo:background-color="transparent" style:font-size-asian="12pt" style:font-weight-asian="bold" style:font-size-complex="12pt" style:font-weight-complex="bold"/>
    </style:style>
    <style:style style:name="P52" style:family="paragraph" style:parent-style-name="Standard">
      <style:paragraph-properties fo:text-align="center" style:justify-single-word="false"/>
      <style:text-properties fo:color="#000000" style:font-name="Courier New" fo:font-size="12pt" fo:font-weight="bold" officeooo:rsid="002282a4" officeooo:paragraph-rsid="002282a4" fo:background-color="transparent" style:font-size-asian="12pt" style:font-weight-asian="bold" style:font-size-complex="12pt" style:font-weight-complex="bold"/>
    </style:style>
    <style:style style:name="P53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261b83" officeooo:paragraph-rsid="00261b83" fo:background-color="transparent" style:font-size-asian="12pt" style:font-weight-asian="bold" style:font-size-complex="12pt" style:font-weight-complex="bold"/>
    </style:style>
    <style:style style:name="P54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261b83" officeooo:paragraph-rsid="0026223e" fo:background-color="transparent" style:font-size-asian="12pt" style:font-weight-asian="bold" style:font-size-complex="12pt" style:font-weight-complex="bold"/>
    </style:style>
    <style:style style:name="P55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2681ba" officeooo:paragraph-rsid="002681ba" fo:background-color="transparent" style:font-size-asian="12pt" style:font-weight-asian="bold" style:font-size-complex="12pt" style:font-weight-complex="bold"/>
    </style:style>
    <style:style style:name="P56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2a4aa5" officeooo:paragraph-rsid="002a4aa5" fo:background-color="transparent" style:font-size-asian="12pt" style:font-weight-asian="bold" style:font-size-complex="12pt" style:font-weight-complex="bold"/>
    </style:style>
    <style:style style:name="P57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315f0f" officeooo:paragraph-rsid="00315f0f" fo:background-color="transparent" style:font-size-asian="12pt" style:font-weight-asian="bold" style:font-size-complex="12pt" style:font-weight-complex="bold"/>
    </style:style>
    <style:style style:name="P58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3167e2" officeooo:paragraph-rsid="003167e2" fo:background-color="transparent" style:font-size-asian="12pt" style:font-weight-asian="bold" style:font-size-complex="12pt" style:font-weight-complex="bold"/>
    </style:style>
    <style:style style:name="P59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317731" officeooo:paragraph-rsid="00317731" fo:background-color="transparent" style:font-size-asian="12pt" style:font-weight-asian="bold" style:font-size-complex="12pt" style:font-weight-complex="bold"/>
    </style:style>
    <style:style style:name="P60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c527d" officeooo:paragraph-rsid="001c527d" fo:background-color="#ff8000" style:font-size-asian="12pt" style:font-weight-asian="bold" style:font-size-complex="12pt" style:font-weight-complex="bold"/>
    </style:style>
    <style:style style:name="P61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1c527d" officeooo:paragraph-rsid="002282a4" fo:background-color="#ff8000" style:font-size-asian="12pt" style:font-weight-asian="bold" style:font-size-complex="12pt" style:font-weight-complex="bold"/>
    </style:style>
    <style:style style:name="P62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normal" officeooo:rsid="001e4e5e" officeooo:paragraph-rsid="001e4e5e" fo:background-color="transparent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normal" officeooo:rsid="003316a5" officeooo:paragraph-rsid="003316a5" fo:background-color="transparent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normal" officeooo:rsid="0033a814" officeooo:paragraph-rsid="0033a814" fo:background-color="transparent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normal" officeooo:rsid="00378a36" officeooo:paragraph-rsid="002ee246" fo:background-color="transparent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normal" officeooo:rsid="00378a36" officeooo:paragraph-rsid="00378a36" fo:background-color="transparent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normal" officeooo:rsid="003bd56f" officeooo:paragraph-rsid="003bd56f" fo:background-color="transparent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bold" officeooo:rsid="001e4e5e" officeooo:paragraph-rsid="001e4e5e" fo:background-color="transparent" style:font-size-asian="12pt" style:font-weight-asian="bold" style:font-size-complex="12pt" style:font-weight-complex="bold"/>
    </style:style>
    <style:style style:name="P69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bold" officeooo:rsid="003316a5" officeooo:paragraph-rsid="003316a5" fo:background-color="transparent" style:font-size-asian="12pt" style:font-weight-asian="bold" style:font-size-complex="12pt" style:font-weight-complex="bold"/>
    </style:style>
    <style:style style:name="P70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bold" officeooo:rsid="0033a814" officeooo:paragraph-rsid="0033a814" fo:background-color="transparent" style:font-size-asian="12pt" style:font-weight-asian="bold" style:font-size-complex="12pt" style:font-weight-complex="bold"/>
    </style:style>
    <style:style style:name="P71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bold" officeooo:rsid="00378a36" officeooo:paragraph-rsid="00378a36" fo:background-color="transparent" style:font-size-asian="12pt" style:font-weight-asian="bold" style:font-size-complex="12pt" style:font-weight-complex="bold"/>
    </style:style>
    <style:style style:name="P72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none" fo:font-weight="bold" officeooo:rsid="003ac07b" officeooo:paragraph-rsid="003ac07b" fo:background-color="transparent" style:font-size-asian="12pt" style:font-weight-asian="bold" style:font-size-complex="12pt" style:font-weight-complex="bold"/>
    </style:style>
    <style:style style:name="P73" style:family="paragraph" style:parent-style-name="Standard">
      <style:paragraph-properties fo:text-align="justify" style:justify-single-word="false"/>
      <style:text-properties style:font-name="Courier New" fo:font-weight="bold" officeooo:rsid="000b9021" officeooo:paragraph-rsid="000b9021" style:font-weight-asian="bold" style:font-weight-complex="bold"/>
    </style:style>
    <style:style style:name="P74" style:family="paragraph" style:parent-style-name="Standard">
      <style:paragraph-properties fo:text-align="justify" style:justify-single-word="false"/>
      <style:text-properties style:font-name="Courier New" officeooo:rsid="000b9021" officeooo:paragraph-rsid="000b9021"/>
    </style:style>
    <style:style style:name="P75" style:family="paragraph" style:parent-style-name="Standard">
      <style:paragraph-properties fo:text-align="center" style:justify-single-word="false"/>
      <style:text-properties style:font-name="Courier New" fo:font-size="16pt" style:text-underline-style="solid" style:text-underline-width="auto" style:text-underline-color="font-color" fo:font-weight="bold" officeooo:rsid="000b9021" officeooo:paragraph-rsid="000b9021" style:font-size-asian="16pt" style:font-weight-asian="bold" style:font-size-complex="16pt" style:font-weight-complex="bold"/>
    </style:style>
    <style:style style:name="P76" style:family="paragraph" style:parent-style-name="Standard">
      <style:paragraph-properties fo:text-align="justify" style:justify-single-word="false"/>
      <style:text-properties style:font-name="Courier New" fo:font-size="10pt" fo:font-weight="normal" officeooo:rsid="00144fed" officeooo:paragraph-rsid="00144fed" fo:background-color="#1e1e1e" style:font-size-asian="10pt" style:font-weight-asian="normal" style:font-size-complex="10pt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font-name="Courier New" fo:font-size="10pt" fo:font-weight="normal" officeooo:rsid="001452bb" officeooo:paragraph-rsid="001452bb" fo:background-color="#1e1e1e" style:font-size-asian="10pt" style:font-weight-asian="normal" style:font-size-complex="10pt" style:font-weight-complex="normal"/>
    </style:style>
    <style:style style:name="P78" style:family="paragraph" style:parent-style-name="Standard">
      <style:paragraph-properties style:line-height-at-least="0.503cm"/>
      <style:text-properties style:font-name="Courier New" fo:font-size="10pt" fo:font-weight="normal" fo:background-color="#1e1e1e" style:font-size-asian="10pt" style:font-size-complex="10pt"/>
    </style:style>
    <style:style style:name="P79" style:family="paragraph" style:parent-style-name="Standard">
      <style:paragraph-properties fo:text-align="justify" style:justify-single-word="false"/>
      <style:text-properties style:font-name="Courier New" fo:font-size="10pt" fo:font-weight="normal" officeooo:rsid="001634f6" officeooo:paragraph-rsid="001634f6" style:font-size-asian="10pt" style:font-weight-asian="normal" style:font-size-complex="10pt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font-name="Courier New" fo:font-size="10pt" fo:font-weight="normal" officeooo:rsid="0016bf87" officeooo:paragraph-rsid="0016bf87" style:font-size-asian="10pt" style:font-weight-asian="normal" style:font-size-complex="10pt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font-name="Courier New" fo:font-size="10pt" fo:font-weight="normal" officeooo:rsid="00183c55" officeooo:paragraph-rsid="00183c55" style:font-size-asian="10pt" style:font-weight-asian="normal" style:font-size-complex="10pt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font-name="Courier New" fo:font-size="10pt" officeooo:rsid="001634f6" officeooo:paragraph-rsid="001634f6" style:font-size-asian="10pt" style:font-size-complex="10pt"/>
    </style:style>
    <style:style style:name="P83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0b9021" officeooo:paragraph-rsid="000b9021" fo:background-color="#1e1e1e" style:font-size-asian="10pt" style:font-size-complex="10pt"/>
    </style:style>
    <style:style style:name="P84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0e3131" officeooo:paragraph-rsid="000e3131" fo:background-color="#1e1e1e" style:font-size-asian="10pt" style:font-size-complex="10pt"/>
    </style:style>
    <style:style style:name="P85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P86" style:family="paragraph" style:parent-style-name="Standard">
      <style:paragraph-properties style:line-height-at-least="0.503cm"/>
      <style:text-properties fo:color="#d4d4d4" style:font-name="Droid Sans Mono" fo:font-size="10pt" fo:font-weight="normal" officeooo:paragraph-rsid="003d4648" fo:background-color="#1e1e1e" style:font-size-asian="10pt" style:font-size-complex="10pt"/>
    </style:style>
    <style:style style:name="P87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2b2507" officeooo:paragraph-rsid="002b2507" fo:background-color="#1e1e1e" style:font-size-asian="10pt" style:font-weight-asian="normal" style:font-size-complex="10pt" style:font-weight-complex="normal"/>
    </style:style>
    <style:style style:name="P88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2c6932" officeooo:paragraph-rsid="002c6932" fo:background-color="#1e1e1e" style:font-size-asian="10pt" style:font-weight-asian="normal" style:font-size-complex="10pt" style:font-weight-complex="normal"/>
    </style:style>
    <style:style style:name="P89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2c6932" officeooo:paragraph-rsid="002cb4f9" fo:background-color="#1e1e1e" style:font-size-asian="10pt" style:font-weight-asian="normal" style:font-size-complex="10pt" style:font-weight-complex="normal"/>
    </style:style>
    <style:style style:name="P90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2da822" officeooo:paragraph-rsid="002da822" fo:background-color="#1e1e1e" style:font-size-asian="10pt" style:font-weight-asian="normal" style:font-size-complex="10pt" style:font-weight-complex="normal"/>
    </style:style>
    <style:style style:name="P91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317731" officeooo:paragraph-rsid="00317731" fo:background-color="#1e1e1e" style:font-size-asian="10pt" style:font-weight-asian="normal" style:font-size-complex="10pt" style:font-weight-complex="normal"/>
    </style:style>
    <style:style style:name="P92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3167e2" officeooo:paragraph-rsid="003167e2" fo:background-color="#1e1e1e" style:font-size-asian="10pt" style:font-weight-asian="bold" style:font-size-complex="10pt" style:font-weight-complex="bold"/>
    </style:style>
    <style:style style:name="P93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33a814" officeooo:paragraph-rsid="0033a814" fo:background-color="#1e1e1e" style:font-size-asian="10pt" style:font-weight-asian="normal" style:font-size-complex="10pt" style:font-weight-complex="normal"/>
    </style:style>
    <style:style style:name="P94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378a36" officeooo:paragraph-rsid="002ee246" fo:background-color="#1e1e1e" style:font-size-asian="10pt" style:font-weight-asian="normal" style:font-size-complex="10pt" style:font-weight-complex="normal"/>
    </style:style>
    <style:style style:name="P95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96" style:family="paragraph" style:parent-style-name="Standard">
      <style:paragraph-properties fo:text-align="justify" style:justify-single-word="false"/>
      <style:text-properties fo:color="#d4d4d4" style:font-name="Droid Sans Mono" fo:font-size="10.5pt" fo:font-weight="normal" officeooo:rsid="00315f0f" officeooo:paragraph-rsid="00315f0f" fo:background-color="#1e1e1e" style:font-size-asian="12pt" style:font-weight-asian="bold" style:font-size-complex="12pt" style:font-weight-complex="bold"/>
    </style:style>
    <style:style style:name="P97" style:family="paragraph" style:parent-style-name="Standard">
      <style:paragraph-properties fo:text-align="justify" style:justify-single-word="false"/>
      <style:text-properties fo:color="#d4d4d4" style:font-name="Courier New" fo:font-size="10pt" fo:font-weight="normal" officeooo:rsid="001452bb" officeooo:paragraph-rsid="001452bb" fo:background-color="#1e1e1e" style:font-size-asian="10pt" style:font-weight-asian="normal" style:font-size-complex="10pt" style:font-weight-complex="normal"/>
    </style:style>
    <style:style style:name="P98" style:family="paragraph" style:parent-style-name="Standard">
      <style:paragraph-properties fo:text-align="justify" style:justify-single-word="false"/>
      <style:text-properties fo:color="#6a9955" style:font-name="Droid Sans Mono" fo:font-size="10pt" fo:font-weight="normal" officeooo:rsid="000e3131" officeooo:paragraph-rsid="000e3131" fo:background-color="#1e1e1e" style:font-size-asian="10pt" style:font-size-complex="10pt"/>
    </style:style>
    <style:style style:name="P99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fo:font-weight="normal" fo:background-color="#1e1e1e" style:font-size-asian="10pt" style:font-size-complex="10pt"/>
    </style:style>
    <style:style style:name="P100" style:family="paragraph" style:parent-style-name="Standard">
      <style:paragraph-properties fo:text-align="justify" style:justify-single-word="false"/>
      <style:text-properties fo:font-size="10pt" officeooo:rsid="000b9021" officeooo:paragraph-rsid="000b9021" style:font-size-asian="10pt" style:font-size-complex="10pt"/>
    </style:style>
    <style:style style:name="P101" style:family="paragraph" style:parent-style-name="Standard">
      <style:paragraph-properties style:line-height-at-least="0.503cm"/>
      <style:text-properties fo:font-size="10pt" style:font-size-asian="10pt" style:font-size-complex="10pt"/>
    </style:style>
    <style:style style:name="P102" style:family="paragraph" style:parent-style-name="Standard">
      <style:paragraph-properties fo:text-align="justify" style:justify-single-word="false"/>
      <style:text-properties fo:font-weight="normal" officeooo:rsid="0016bf87" officeooo:paragraph-rsid="0016bf87" style:font-weight-asian="normal" style:font-weight-complex="normal"/>
    </style:style>
    <style:style style:name="P103" style:family="paragraph" style:parent-style-name="Standard">
      <style:paragraph-properties fo:text-align="justify" style:justify-single-word="false"/>
      <style:text-properties fo:font-weight="normal" officeooo:rsid="00183c55" officeooo:paragraph-rsid="00183c55" style:font-weight-asian="normal" style:font-weight-complex="normal"/>
    </style:style>
    <style:style style:name="P104" style:family="paragraph" style:parent-style-name="Standard">
      <style:paragraph-properties fo:text-align="justify" style:justify-single-word="false"/>
      <style:text-properties fo:font-weight="normal" officeooo:rsid="0012c5a6" officeooo:paragraph-rsid="0012c5a6" fo:background-color="transparent" style:font-weight-asian="normal" style:font-weight-complex="normal"/>
    </style:style>
    <style:style style:name="P105" style:family="paragraph" style:parent-style-name="Standard">
      <style:paragraph-properties fo:text-align="justify" style:justify-single-word="false"/>
      <style:text-properties fo:font-weight="normal" officeooo:rsid="00144fed" officeooo:paragraph-rsid="00144fed" fo:background-color="transparent" style:font-weight-asian="normal" style:font-weight-complex="normal"/>
    </style:style>
    <style:style style:name="P106" style:family="paragraph" style:parent-style-name="Standard">
      <style:paragraph-properties fo:text-align="justify" style:justify-single-word="false"/>
      <style:text-properties fo:font-weight="normal" officeooo:rsid="001452bb" officeooo:paragraph-rsid="001452bb" fo:background-color="transparent" style:font-weight-asian="normal" style:font-weight-complex="normal"/>
    </style:style>
    <style:style style:name="P107" style:family="paragraph" style:parent-style-name="Standard">
      <style:paragraph-properties fo:text-align="justify" style:justify-single-word="false"/>
      <style:text-properties fo:font-weight="normal" officeooo:rsid="001a1b28" officeooo:paragraph-rsid="001a1b28" fo:background-color="transparent" style:font-weight-asian="normal" style:font-weight-complex="normal"/>
    </style:style>
    <style:style style:name="P108" style:family="paragraph" style:parent-style-name="Standard">
      <style:paragraph-properties fo:text-align="justify" style:justify-single-word="false"/>
      <style:text-properties fo:font-weight="bold" officeooo:rsid="001634f6" officeooo:paragraph-rsid="001634f6" style:font-weight-asian="bold" style:font-weight-complex="bold"/>
    </style:style>
    <style:style style:name="P109" style:family="paragraph" style:parent-style-name="Standard">
      <style:paragraph-properties fo:text-align="justify" style:justify-single-word="false"/>
      <style:text-properties officeooo:rsid="001452bb" officeooo:paragraph-rsid="001452bb"/>
    </style:style>
    <style:style style:name="P110" style:family="paragraph" style:parent-style-name="Standard">
      <style:paragraph-properties fo:text-align="justify" style:justify-single-word="false"/>
      <style:text-properties officeooo:rsid="001634f6" officeooo:paragraph-rsid="001634f6"/>
    </style:style>
    <style:style style:name="P111" style:family="paragraph" style:parent-style-name="Standard">
      <style:paragraph-properties style:line-height-at-least="0.503cm"/>
      <style:text-properties fo:color="#ce9178" style:font-name="Droid Sans Mono" fo:font-size="12pt" fo:font-weight="normal" fo:background-color="#1e1e1e" style:font-size-asian="10.5pt" style:font-size-complex="12pt"/>
    </style:style>
    <style:style style:name="P112" style:family="paragraph" style:parent-style-name="Standard">
      <style:paragraph-properties style:line-height-at-least="0.503cm"/>
      <style:text-properties fo:color="#9cdcfe" style:font-name="Droid Sans Mono" fo:font-size="10.5pt" fo:font-weight="normal" fo:background-color="#1e1e1e"/>
    </style:style>
    <style:style style:name="P113" style:family="paragraph" style:parent-style-name="Table_20_Contents">
      <style:paragraph-properties fo:text-align="center" style:justify-single-word="false"/>
      <style:text-properties style:font-name="Courier New" fo:font-size="12pt" officeooo:rsid="00214cb5" officeooo:paragraph-rsid="00214cb5" style:font-size-asian="12pt" style:font-size-complex="12pt"/>
    </style:style>
    <style:style style:name="P114" style:family="paragraph" style:parent-style-name="Table_20_Contents">
      <style:paragraph-properties fo:text-align="center" style:justify-single-word="false"/>
      <style:text-properties style:font-name="Courier New" fo:font-size="12pt" officeooo:rsid="002282a4" officeooo:paragraph-rsid="002282a4" style:font-size-asian="12pt" style:font-size-complex="12pt"/>
    </style:style>
    <style:style style:name="P115" style:family="paragraph" style:parent-style-name="Table_20_Contents">
      <style:paragraph-properties fo:text-align="center" style:justify-single-word="false"/>
      <style:text-properties style:font-name="Courier New" fo:font-size="12pt" officeooo:rsid="0026223e" officeooo:paragraph-rsid="0026223e" style:font-size-asian="12pt" style:font-size-complex="12pt"/>
    </style:style>
    <style:style style:name="P116" style:family="paragraph" style:parent-style-name="Table_20_Contents">
      <style:paragraph-properties fo:text-align="center" style:justify-single-word="false"/>
      <style:text-properties style:font-name="Courier New" fo:font-size="12pt" style:font-size-asian="12pt" style:font-size-complex="12pt"/>
    </style:style>
    <style:style style:name="P117" style:family="paragraph" style:parent-style-name="Table_20_Contents">
      <style:paragraph-properties fo:text-align="center" style:justify-single-word="false"/>
      <style:text-properties style:font-name="Courier New" fo:font-size="12pt" fo:font-weight="bold" officeooo:rsid="00214cb5" officeooo:paragraph-rsid="00214cb5" style:font-size-asian="12pt" style:font-weight-asian="bold" style:font-size-complex="12pt" style:font-weight-complex="bold"/>
    </style:style>
    <style:style style:name="P118" style:family="paragraph" style:parent-style-name="Standard" style:list-style-name="L1">
      <style:paragraph-properties fo:text-align="justify" style:justify-single-word="false"/>
      <style:text-properties style:font-name="Courier New" fo:font-weight="bold" officeooo:rsid="000b9021" officeooo:paragraph-rsid="000b9021" fo:background-color="#ff8000" style:font-weight-asian="bold" style:font-weight-complex="bold"/>
    </style:style>
    <style:style style:name="P119" style:family="paragraph" style:parent-style-name="Standard" style:list-style-name="L2">
      <style:paragraph-properties fo:text-align="justify" style:justify-single-word="false"/>
      <style:text-properties fo:color="#000000" style:font-name="Courier New" fo:font-size="12pt" fo:font-weight="bold" officeooo:rsid="000e3131" officeooo:paragraph-rsid="000e3131" fo:background-color="#ff8000" style:font-size-asian="12pt" style:font-weight-asian="bold" style:font-size-complex="12pt" style:font-weight-complex="bold"/>
    </style:style>
    <style:style style:name="P120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1c527d" officeooo:paragraph-rsid="001c527d" fo:background-color="#ff8000" style:font-size-asian="12pt" style:font-weight-asian="bold" style:font-size-complex="12pt" style:font-weight-complex="bold"/>
    </style:style>
    <style:style style:name="P121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1e4e5e" officeooo:paragraph-rsid="001e4e5e" fo:background-color="#ff8000" style:font-size-asian="12pt" style:font-weight-asian="bold" style:font-size-complex="12pt" style:font-weight-complex="bold"/>
    </style:style>
    <style:style style:name="P122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245c50" officeooo:paragraph-rsid="00245c50" fo:background-color="#ff8000" style:font-size-asian="12pt" style:font-weight-asian="bold" style:font-size-complex="12pt" style:font-weight-complex="bold"/>
    </style:style>
    <style:style style:name="P123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291f52" officeooo:paragraph-rsid="00291f52" fo:background-color="#ff8000" style:font-size-asian="12pt" style:font-weight-asian="bold" style:font-size-complex="12pt" style:font-weight-complex="bold"/>
    </style:style>
    <style:style style:name="P124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2ee246" officeooo:paragraph-rsid="002ee246" fo:background-color="#ff8000" style:font-size-asian="12pt" style:font-weight-asian="bold" style:font-size-complex="12pt" style:font-weight-complex="bold"/>
    </style:style>
    <style:style style:name="P125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3d4648" officeooo:paragraph-rsid="00378a36" fo:background-color="#ff8000" style:font-size-asian="12pt" style:font-weight-asian="bold" style:font-size-complex="12pt" style:font-weight-complex="bold"/>
    </style:style>
    <style:style style:name="P126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3d4648" officeooo:paragraph-rsid="003d4648" fo:background-color="#ff8000" style:font-size-asian="12pt" style:font-weight-asian="bold" style:font-size-complex="12pt" style:font-weight-complex="bold"/>
    </style:style>
    <style:style style:name="P127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3d4648" officeooo:paragraph-rsid="003d4648" fo:background-color="#ff8000" style:font-size-asian="12pt" style:font-weight-asian="bold" style:font-size-complex="12pt" style:font-weight-complex="bold"/>
    </style:style>
    <style:style style:name="P128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3e4118" officeooo:paragraph-rsid="003e4118" fo:background-color="#ff8000" style:font-size-asian="12pt" style:font-weight-asian="bold" style:font-size-complex="12pt" style:font-weight-complex="bold"/>
    </style:style>
    <style:style style:name="P129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4052b3" officeooo:paragraph-rsid="004052b3" fo:background-color="#ff8000" style:font-size-asian="12pt" style:font-weight-asian="bold" style:font-size-complex="12pt" style:font-weight-complex="bold"/>
    </style:style>
    <style:style style:name="P130" style:family="paragraph" style:parent-style-name="Standard" style:list-style-name="L7">
      <style:paragraph-properties fo:text-align="justify" style:justify-single-word="false"/>
      <style:text-properties fo:color="#000000" style:font-name="Courier New" fo:font-size="12pt" fo:font-weight="bold" officeooo:rsid="004069f5" officeooo:paragraph-rsid="004069f5" fo:background-color="#ff8000" style:font-size-asian="12pt" style:font-weight-asian="bold" style:font-size-complex="12pt" style:font-weight-complex="bold"/>
    </style:style>
    <style:style style:name="P131" style:family="paragraph" style:parent-style-name="Standard" style:list-style-name="L5">
      <style:paragraph-properties fo:text-align="justify" style:justify-single-word="false"/>
      <style:text-properties fo:color="#000000" style:font-name="Courier New" fo:font-size="12pt" fo:font-weight="bold" officeooo:rsid="00144fed" officeooo:paragraph-rsid="00144fed" fo:background-color="transparent" style:font-size-asian="12pt" style:font-weight-asian="bold" style:font-size-complex="12pt" style:font-weight-complex="bold"/>
    </style:style>
    <style:style style:name="P132" style:family="paragraph" style:parent-style-name="Standard" style:list-style-name="L6">
      <style:paragraph-properties fo:text-align="justify" style:justify-single-word="false"/>
      <style:text-properties fo:color="#000000" style:font-name="Courier New" fo:font-size="12pt" fo:font-weight="bold" officeooo:rsid="001452bb" officeooo:paragraph-rsid="001452bb" fo:background-color="transparent" style:font-size-asian="12pt" style:font-weight-asian="bold" style:font-size-complex="12pt" style:font-weight-complex="bold"/>
    </style:style>
    <style:style style:name="P133" style:family="paragraph" style:parent-style-name="Standard" style:list-style-name="L8">
      <style:paragraph-properties fo:text-align="justify" style:justify-single-word="false"/>
      <style:text-properties fo:color="#000000" style:font-name="Courier New" fo:font-size="12pt" fo:font-weight="bold" officeooo:rsid="001e4e5e" officeooo:paragraph-rsid="001e4e5e" fo:background-color="transparent" style:font-size-asian="12pt" style:font-weight-asian="bold" style:font-size-complex="12pt" style:font-weight-complex="bold"/>
    </style:style>
    <style:style style:name="P134" style:family="paragraph" style:parent-style-name="Standard" style:list-style-name="L8">
      <style:paragraph-properties fo:text-align="justify" style:justify-single-word="false"/>
      <style:text-properties fo:color="#000000" style:font-name="Courier New" fo:font-size="12pt" fo:font-weight="bold" officeooo:rsid="002282a4" officeooo:paragraph-rsid="002282a4" fo:background-color="transparent" style:font-size-asian="12pt" style:font-weight-asian="bold" style:font-size-complex="12pt" style:font-weight-complex="bold"/>
    </style:style>
    <style:style style:name="P135" style:family="paragraph" style:parent-style-name="Standard" style:list-style-name="L9">
      <style:paragraph-properties fo:text-align="justify" style:justify-single-word="false"/>
      <style:text-properties fo:color="#000000" style:font-name="Courier New" fo:font-size="12pt" fo:font-weight="bold" officeooo:rsid="00245c50" officeooo:paragraph-rsid="00245c50" fo:background-color="transparent" style:font-size-asian="12pt" style:font-weight-asian="bold" style:font-size-complex="12pt" style:font-weight-complex="bold"/>
    </style:style>
    <style:style style:name="P136" style:family="paragraph" style:parent-style-name="Standard" style:list-style-name="L9">
      <style:paragraph-properties fo:text-align="justify" style:justify-single-word="false"/>
      <style:text-properties fo:color="#000000" style:font-name="Courier New" fo:font-size="12pt" fo:font-weight="bold" officeooo:rsid="00261b83" officeooo:paragraph-rsid="00261b83" fo:background-color="transparent" style:font-size-asian="12pt" style:font-weight-asian="bold" style:font-size-complex="12pt" style:font-weight-complex="bold"/>
    </style:style>
    <style:style style:name="P137" style:family="paragraph" style:parent-style-name="Standard" style:list-style-name="L11">
      <style:paragraph-properties fo:text-align="justify" style:justify-single-word="false"/>
      <style:text-properties fo:color="#000000" style:font-name="Courier New" fo:font-size="12pt" fo:font-weight="bold" officeooo:rsid="002b2507" officeooo:paragraph-rsid="002b2507" fo:background-color="transparent" style:font-size-asian="12pt" style:font-weight-asian="bold" style:font-size-complex="12pt" style:font-weight-complex="bold"/>
    </style:style>
    <style:style style:name="P138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3e4118" officeooo:paragraph-rsid="003e4118" fo:background-color="transparent" style:font-size-asian="12pt" style:font-weight-asian="bold" style:font-size-complex="12pt" style:font-weight-complex="bold"/>
    </style:style>
    <style:style style:name="P139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3e4118" officeooo:paragraph-rsid="003e4118" fo:background-color="transparent" style:font-size-asian="12pt" style:font-weight-asian="bold" style:font-size-complex="12pt" style:font-weight-complex="bold"/>
    </style:style>
    <style:style style:name="P140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3e70c3" officeooo:paragraph-rsid="003e70c3" fo:background-color="transparent" style:font-size-asian="12pt" style:font-weight-asian="bold" style:font-size-complex="12pt" style:font-weight-complex="bold"/>
    </style:style>
    <style:style style:name="P141" style:family="paragraph" style:parent-style-name="Standard">
      <style:paragraph-properties fo:text-align="justify" style:justify-single-word="false"/>
      <style:text-properties fo:color="#000000" style:font-name="Courier New" fo:font-size="12pt" fo:font-weight="bold" officeooo:rsid="004069f5" officeooo:paragraph-rsid="004069f5" fo:background-color="transparent" style:font-size-asian="12pt" style:font-weight-asian="bold" style:font-size-complex="12pt" style:font-weight-complex="bold"/>
    </style:style>
    <style:style style:name="P142" style:family="paragraph" style:parent-style-name="Standard" style:list-style-name="L3">
      <style:paragraph-properties fo:text-align="justify" style:justify-single-word="false"/>
      <style:text-properties fo:color="#000000" style:font-name="Courier New" fo:font-size="12pt" fo:font-weight="normal" officeooo:rsid="00101a92" officeooo:paragraph-rsid="00101a92" fo:background-color="transparent" style:font-size-asian="12pt" style:font-weight-asian="normal" style:font-size-complex="12pt" style:font-weight-complex="normal"/>
    </style:style>
    <style:style style:name="P143" style:family="paragraph" style:parent-style-name="Standard" style:list-style-name="L3">
      <style:paragraph-properties fo:text-align="justify" style:justify-single-word="false"/>
      <style:text-properties fo:color="#000000" style:font-name="Courier New" fo:font-size="12pt" fo:font-weight="normal" officeooo:rsid="001020a4" officeooo:paragraph-rsid="001020a4" fo:background-color="transparent" style:font-size-asian="12pt" style:font-weight-asian="normal" style:font-size-complex="12pt" style:font-weight-complex="normal"/>
    </style:style>
    <style:style style:name="P144" style:family="paragraph" style:parent-style-name="Standard" style:list-style-name="L3">
      <style:paragraph-properties fo:text-align="justify" style:justify-single-word="false"/>
      <style:text-properties fo:color="#000000" style:font-name="Courier New" fo:font-size="12pt" fo:font-weight="normal" officeooo:rsid="001020a4" officeooo:paragraph-rsid="0011ecc4" fo:background-color="transparent" style:font-size-asian="12pt" style:font-weight-asian="normal" style:font-size-complex="12pt" style:font-weight-complex="normal"/>
    </style:style>
    <style:style style:name="P145" style:family="paragraph" style:parent-style-name="Standard" style:list-style-name="L10">
      <style:paragraph-properties fo:text-align="justify" style:justify-single-word="false"/>
      <style:text-properties fo:color="#000000" style:font-name="Courier New" fo:font-size="12pt" fo:font-weight="normal" officeooo:rsid="002a4aa5" officeooo:paragraph-rsid="002a4aa5" fo:background-color="transparent" style:font-size-asian="12pt" style:font-weight-asian="normal" style:font-size-complex="12pt" style:font-weight-complex="normal"/>
    </style:style>
    <style:style style:name="P146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3e4118" officeooo:paragraph-rsid="003e4118" fo:background-color="transparent" style:font-size-asian="12pt" style:font-weight-asian="normal" style:font-size-complex="12pt" style:font-weight-complex="normal"/>
    </style:style>
    <style:style style:name="P147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4052b3" officeooo:paragraph-rsid="004052b3" fo:background-color="transparent" style:font-size-asian="12pt" style:font-weight-asian="normal" style:font-size-complex="12pt" style:font-weight-complex="normal"/>
    </style:style>
    <style:style style:name="P148" style:family="paragraph" style:parent-style-name="Standard">
      <style:paragraph-properties fo:text-align="justify" style:justify-single-word="false"/>
      <style:text-properties fo:color="#000000" style:font-name="Courier New" fo:font-size="12pt" fo:font-weight="normal" officeooo:rsid="00438313" officeooo:paragraph-rsid="00438313" fo:background-color="transparent" style:font-size-asian="12pt" style:font-weight-asian="normal" style:font-size-complex="12pt" style:font-weight-complex="normal"/>
    </style:style>
    <style:style style:name="P149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solid" style:text-underline-width="auto" style:text-underline-color="font-color" fo:font-weight="bold" officeooo:rsid="003ee881" officeooo:paragraph-rsid="003ee881" fo:background-color="transparent" style:font-size-asian="12pt" style:font-weight-asian="bold" style:font-size-complex="12pt" style:font-weight-complex="bold"/>
    </style:style>
    <style:style style:name="P150" style:family="paragraph" style:parent-style-name="Standard">
      <style:paragraph-properties fo:text-align="justify" style:justify-single-word="false"/>
      <style:text-properties fo:color="#000000" style:font-name="Courier New" fo:font-size="12pt" style:text-underline-style="solid" style:text-underline-width="auto" style:text-underline-color="font-color" fo:font-weight="bold" officeooo:rsid="003ee881" officeooo:paragraph-rsid="004069f5" fo:background-color="transparent" style:font-size-asian="12pt" style:font-weight-asian="bold" style:font-size-complex="12pt" style:font-weight-complex="bold"/>
    </style:style>
    <style:style style:name="P151" style:family="paragraph" style:parent-style-name="Standard" style:list-style-name="L3">
      <style:paragraph-properties fo:text-align="justify" style:justify-single-word="false"/>
      <style:text-properties officeooo:paragraph-rsid="00101a92"/>
    </style:style>
    <style:style style:name="P152" style:family="paragraph" style:parent-style-name="Standard" style:list-style-name="L4">
      <style:paragraph-properties fo:text-align="justify" style:justify-single-word="false"/>
      <style:text-properties officeooo:paragraph-rsid="0011ecc4"/>
    </style:style>
    <style:style style:name="P153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3e4118" officeooo:paragraph-rsid="003e4118" fo:background-color="#1e1e1e" style:font-size-asian="10pt" style:font-weight-asian="normal" style:font-size-complex="10pt" style:font-weight-complex="normal"/>
    </style:style>
    <style:style style:name="P154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4052b3" officeooo:paragraph-rsid="004052b3" fo:background-color="#1e1e1e" style:font-size-asian="10pt" style:font-weight-asian="normal" style:font-size-complex="10pt" style:font-weight-complex="normal"/>
    </style:style>
    <style:style style:name="P155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P156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3e4118" officeooo:paragraph-rsid="003e4118" fo:background-color="#1e1e1e" style:font-size-asian="10pt" style:font-weight-asian="bold" style:font-size-complex="10pt" style:font-weight-complex="bold"/>
    </style:style>
    <style:style style:name="P157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rsid="003e70c3" officeooo:paragraph-rsid="003e70c3" fo:background-color="#1e1e1e" style:font-size-asian="10pt" style:font-weight-asian="bold" style:font-size-complex="10pt" style:font-weight-complex="bold"/>
    </style:style>
    <style:style style:name="T1" style:family="text">
      <style:text-properties fo:color="#9cdcfe"/>
    </style:style>
    <style:style style:name="T2" style:family="text">
      <style:text-properties fo:color="#9cdcfe" style:font-name="Droid Sans Mono" fo:font-weight="normal" fo:background-color="#1e1e1e" loext:char-shading-value="0"/>
    </style:style>
    <style:style style:name="T3" style:family="text">
      <style:text-properties fo:color="#9cdcfe" fo:font-weight="normal" fo:background-color="#1e1e1e" loext:char-shading-value="0"/>
    </style:style>
    <style:style style:name="T4" style:family="text">
      <style:text-properties fo:color="#9cdcfe" fo:background-color="#1e1e1e" loext:char-shading-value="0"/>
    </style:style>
    <style:style style:name="T5" style:family="text">
      <style:text-properties fo:color="#9cdcfe" officeooo:rsid="002cb4f9"/>
    </style:style>
    <style:style style:name="T6" style:family="text">
      <style:text-properties fo:color="#9cdcfe" officeooo:rsid="003d4648"/>
    </style:style>
    <style:style style:name="T7" style:family="text">
      <style:text-properties fo:color="#9cdcfe" style:font-weight-asian="normal" style:font-weight-complex="normal"/>
    </style:style>
    <style:style style:name="T8" style:family="text">
      <style:text-properties fo:color="#9cdcfe" officeooo:rsid="003ee881" style:font-weight-asian="normal" style:font-weight-complex="normal"/>
    </style:style>
    <style:style style:name="T9" style:family="text">
      <style:text-properties fo:color="#d4d4d4"/>
    </style:style>
    <style:style style:name="T10" style:family="text">
      <style:text-properties fo:color="#d4d4d4" style:font-name="Droid Sans Mono" fo:font-weight="normal" fo:background-color="#1e1e1e" loext:char-shading-value="0"/>
    </style:style>
    <style:style style:name="T11" style:family="text">
      <style:text-properties fo:color="#d4d4d4" fo:font-weight="normal" fo:background-color="#1e1e1e" loext:char-shading-value="0"/>
    </style:style>
    <style:style style:name="T12" style:family="text">
      <style:text-properties fo:color="#d4d4d4" fo:background-color="#1e1e1e" loext:char-shading-value="0"/>
    </style:style>
    <style:style style:name="T13" style:family="text">
      <style:text-properties fo:color="#dcdcaa"/>
    </style:style>
    <style:style style:name="T14" style:family="text">
      <style:text-properties fo:color="#dcdcaa" style:font-name="Droid Sans Mono" fo:font-weight="normal" fo:background-color="#1e1e1e" loext:char-shading-value="0"/>
    </style:style>
    <style:style style:name="T15" style:family="text">
      <style:text-properties fo:color="#dcdcaa" fo:font-weight="normal" fo:background-color="#1e1e1e" loext:char-shading-value="0"/>
    </style:style>
    <style:style style:name="T16" style:family="text">
      <style:text-properties fo:color="#dcdcaa" fo:background-color="#1e1e1e" loext:char-shading-value="0"/>
    </style:style>
    <style:style style:name="T17" style:family="text">
      <style:text-properties fo:color="#ce9178"/>
    </style:style>
    <style:style style:name="T18" style:family="text">
      <style:text-properties fo:color="#ce9178" style:font-name="Droid Sans Mono" fo:font-weight="normal" fo:background-color="#1e1e1e" loext:char-shading-value="0"/>
    </style:style>
    <style:style style:name="T19" style:family="text">
      <style:text-properties fo:color="#ce9178" fo:font-weight="normal" fo:background-color="#1e1e1e" loext:char-shading-value="0"/>
    </style:style>
    <style:style style:name="T20" style:family="text">
      <style:text-properties fo:color="#ce9178" fo:background-color="#1e1e1e" loext:char-shading-value="0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01a92" style:font-weight-asian="bold" style:font-weight-complex="bold"/>
    </style:style>
    <style:style style:name="T23" style:family="text">
      <style:text-properties fo:font-weight="bold" officeooo:rsid="001020a4" style:font-weight-asian="bold" style:font-weight-complex="bold"/>
    </style:style>
    <style:style style:name="T24" style:family="text">
      <style:text-properties fo:font-weight="bold" officeooo:rsid="001e4e5e" style:font-weight-asian="bold" style:font-weight-complex="bold"/>
    </style:style>
    <style:style style:name="T25" style:family="text">
      <style:text-properties fo:font-weight="bold" officeooo:rsid="002f0e1e" style:font-weight-asian="bold" style:font-weight-complex="bold"/>
    </style:style>
    <style:style style:name="T26" style:family="text">
      <style:text-properties officeooo:rsid="000e3131"/>
    </style:style>
    <style:style style:name="T27" style:family="text">
      <style:text-properties fo:color="#000000" style:font-name="Courier New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28" style:family="text">
      <style:text-properties fo:color="#000000" style:font-name="Courier New" fo:font-size="12pt" fo:font-weight="normal" officeooo:rsid="00101a92" fo:background-color="transparent" loext:char-shading-value="0" style:font-size-asian="12pt" style:font-weight-asian="normal" style:font-size-complex="12pt" style:font-weight-complex="normal"/>
    </style:style>
    <style:style style:name="T29" style:family="text">
      <style:text-properties fo:color="#000000" style:font-name="Courier New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30" style:family="text">
      <style:text-properties fo:color="#000000" style:font-name="Courier New" fo:font-size="12pt" fo:font-weight="bold" officeooo:rsid="00101a92" fo:background-color="transparent" loext:char-shading-value="0" style:font-size-asian="12pt" style:font-weight-asian="bold" style:font-size-complex="12pt" style:font-weight-complex="bold"/>
    </style:style>
    <style:style style:name="T31" style:family="text">
      <style:text-properties fo:color="#000000" style:font-name="Courier New" fo:font-size="12pt" fo:font-weight="bold" officeooo:rsid="000e3131" fo:background-color="#ff8000" loext:char-shading-value="0" style:font-size-asian="12pt" style:font-weight-asian="bold" style:font-size-complex="12pt" style:font-weight-complex="bold"/>
    </style:style>
    <style:style style:name="T32" style:family="text">
      <style:text-properties fo:color="#000000" style:font-name="Courier New" fo:font-size="12pt" fo:font-weight="bold" officeooo:rsid="0011ecc4" fo:background-color="#ff8000" loext:char-shading-value="0" style:font-size-asian="12pt" style:font-weight-asian="bold" style:font-size-complex="12pt" style:font-weight-complex="bold"/>
    </style:style>
    <style:style style:name="T33" style:family="text">
      <style:text-properties fo:color="#000000" style:font-name="Courier New" fo:font-size="12pt" fo:font-weight="bold" style:font-size-asian="12pt" style:font-weight-asian="bold" style:font-size-complex="12pt" style:font-weight-complex="bold"/>
    </style:style>
    <style:style style:name="T34" style:family="text">
      <style:text-properties fo:color="#000000" style:font-name="Courier New" fo:font-size="12pt" fo:background-color="transparent" loext:char-shading-value="0" style:font-size-asian="12pt" style:font-size-complex="12pt"/>
    </style:style>
    <style:style style:name="T35" style:family="text">
      <style:text-properties fo:color="#000000" style:font-name="Courier New" fo:font-size="12pt" officeooo:rsid="0016bf87" fo:background-color="transparent" loext:char-shading-value="0" style:font-size-asian="12pt" style:font-size-complex="12pt"/>
    </style:style>
    <style:style style:name="T36" style:family="text">
      <style:text-properties fo:color="#000000" style:font-name="Courier New" fo:font-size="12pt" officeooo:rsid="00183c55" fo:background-color="transparent" loext:char-shading-value="0" style:font-size-asian="12pt" style:font-size-complex="12pt"/>
    </style:style>
    <style:style style:name="T37" style:family="text">
      <style:text-properties fo:color="#000000" style:font-name="Courier New" fo:font-size="12pt" style:font-size-asian="12pt" style:font-size-complex="12pt"/>
    </style:style>
    <style:style style:name="T38" style:family="text">
      <style:text-properties fo:color="#000000" style:font-name="Courier New" fo:font-size="12pt" officeooo:rsid="001c527d" style:font-size-asian="12pt" style:font-size-complex="12pt"/>
    </style:style>
    <style:style style:name="T39" style:family="text">
      <style:text-properties fo:color="#000000" fo:font-weight="normal" fo:background-color="transparent" loext:char-shading-value="0" style:font-weight-asian="normal" style:font-weight-complex="normal"/>
    </style:style>
    <style:style style:name="T40" style:family="text">
      <style:text-properties fo:color="#000000" fo:font-weight="normal" officeooo:rsid="001e4e5e" fo:background-color="transparent" loext:char-shading-value="0" style:font-weight-asian="normal" style:font-weight-complex="normal"/>
    </style:style>
    <style:style style:name="T41" style:family="text">
      <style:text-properties officeooo:rsid="001020a4"/>
    </style:style>
    <style:style style:name="T42" style:family="text">
      <style:text-properties style:font-weight-asian="normal" style:font-weight-complex="normal"/>
    </style:style>
    <style:style style:name="T43" style:family="text">
      <style:text-properties officeooo:rsid="001020a4" style:font-weight-asian="normal" style:font-weight-complex="normal"/>
    </style:style>
    <style:style style:name="T44" style:family="text">
      <style:text-properties officeooo:rsid="003ee881" style:font-weight-asian="normal" style:font-weight-complex="normal"/>
    </style:style>
    <style:style style:name="T45" style:family="text">
      <style:text-properties officeooo:rsid="0011ecc4"/>
    </style:style>
    <style:style style:name="T46" style:family="text">
      <style:text-properties fo:color="#569cd6"/>
    </style:style>
    <style:style style:name="T47" style:family="text">
      <style:text-properties fo:color="#569cd6" fo:background-color="#1e1e1e" loext:char-shading-value="0"/>
    </style:style>
    <style:style style:name="T48" style:family="text">
      <style:text-properties fo:color="#569cd6" style:text-underline-style="none" officeooo:rsid="00378a36" fo:background-color="#ffffff" loext:char-shading-value="0" style:font-weight-asian="normal" style:font-weight-complex="normal"/>
    </style:style>
    <style:style style:name="T49" style:family="text">
      <style:text-properties fo:color="#569cd6" style:font-weight-asian="normal" style:font-weight-complex="normal"/>
    </style:style>
    <style:style style:name="T50" style:family="text">
      <style:text-properties fo:color="#4ec9b0"/>
    </style:style>
    <style:style style:name="T51" style:family="text">
      <style:text-properties fo:color="#4ec9b0" fo:font-weight="normal" fo:background-color="#1e1e1e" loext:char-shading-value="0"/>
    </style:style>
    <style:style style:name="T52" style:family="text">
      <style:text-properties fo:color="#6a9955" fo:font-weight="normal" fo:background-color="#1e1e1e" loext:char-shading-value="0"/>
    </style:style>
    <style:style style:name="T53" style:family="text">
      <style:text-properties fo:color="#4fc1ff"/>
    </style:style>
    <style:style style:name="T54" style:family="text">
      <style:text-properties fo:color="#4fc1ff" fo:background-color="#1e1e1e" loext:char-shading-value="0"/>
    </style:style>
    <style:style style:name="T55" style:family="text">
      <style:text-properties officeooo:rsid="001e4e5e"/>
    </style:style>
    <style:style style:name="T56" style:family="text">
      <style:text-properties officeooo:rsid="001fb153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03bd56f" style:font-weight-asian="normal" style:font-weight-complex="normal"/>
    </style:style>
    <style:style style:name="T59" style:family="text">
      <style:text-properties fo:font-weight="normal" officeooo:rsid="003ee881" style:font-weight-asian="normal" style:font-weight-complex="normal"/>
    </style:style>
    <style:style style:name="T60" style:family="text">
      <style:text-properties officeooo:rsid="00214cb5"/>
    </style:style>
    <style:style style:name="T61" style:family="text">
      <style:text-properties officeooo:rsid="0026223e"/>
    </style:style>
    <style:style style:name="T62" style:family="text">
      <style:text-properties officeooo:rsid="002681ba"/>
    </style:style>
    <style:style style:name="T63" style:family="text">
      <style:text-properties officeooo:rsid="0026f56a"/>
    </style:style>
    <style:style style:name="T64" style:family="text">
      <style:text-properties officeooo:rsid="00291f52"/>
    </style:style>
    <style:style style:name="T65" style:family="text">
      <style:text-properties fo:color="#b5cea8"/>
    </style:style>
    <style:style style:name="T66" style:family="text">
      <style:text-properties fo:color="#b5cea8" style:font-weight-asian="normal" style:font-weight-complex="normal"/>
    </style:style>
    <style:style style:name="T67" style:family="text">
      <style:text-properties fo:color="#b5cea8" officeooo:rsid="003ee881" style:font-weight-asian="normal" style:font-weight-complex="normal"/>
    </style:style>
    <style:style style:name="T68" style:family="text">
      <style:text-properties fo:color="#808080"/>
    </style:style>
    <style:style style:name="T69" style:family="text">
      <style:text-properties officeooo:rsid="002ee246"/>
    </style:style>
    <style:style style:name="T70" style:family="text">
      <style:text-properties officeooo:rsid="0035aaa1"/>
    </style:style>
    <style:style style:name="T71" style:family="text">
      <style:text-properties officeooo:rsid="00377bf0"/>
    </style:style>
    <style:style style:name="T72" style:family="text">
      <style:text-properties fo:color="#c586c0"/>
    </style:style>
    <style:style style:name="T73" style:family="text">
      <style:text-properties style:text-underline-style="none"/>
    </style:style>
    <style:style style:name="T74" style:family="text">
      <style:text-properties style:text-underline-style="none" officeooo:rsid="00378a36" fo:background-color="#ffffff" loext:char-shading-value="0" style:font-weight-asian="normal" style:font-weight-complex="normal"/>
    </style:style>
    <style:style style:name="T75" style:family="text">
      <style:text-properties style:text-underline-style="none" officeooo:rsid="004069f5"/>
    </style:style>
    <style:style style:name="T76" style:family="text">
      <style:text-properties officeooo:rsid="003e4118"/>
    </style:style>
    <style:style style:name="T77" style:family="text">
      <style:text-properties fo:color="#d7ba7d"/>
    </style:style>
    <style:style style:name="T78" style:family="text">
      <style:text-properties fo:color="#d7ba7d" style:font-weight-asian="normal" style:font-weight-complex="normal"/>
    </style:style>
    <style:style style:name="T79" style:family="text">
      <style:text-properties officeooo:rsid="003ee881"/>
    </style:style>
    <style:style style:name="T80" style:family="text">
      <style:text-properties officeooo:rsid="004052b3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>Curso em Vídeo</text:p>
      <text:p text:style-name="P75">JavaScript</text:p>
      <text:list xml:id="list4127999933" text:style-name="L1">
        <text:list-item>
          <text:p text:style-name="P118">Aula 04 – <text:span text:style-name="T45">Criando o seu primeir script</text:span></text:p>
        </text:list-item>
      </text:list>
      <text:p text:style-name="P73"/>
      <text:p text:style-name="P74"><text:span text:style-name="T21">window.alert</text:span> – para exibir uma janela com uma mensagem.</text:p>
      <text:p text:style-name="P100"><text:span text:style-name="T2">window</text:span><text:span text:style-name="T10">.</text:span><text:span text:style-name="T14">alert</text:span><text:span text:style-name="T10">(</text:span><text:span text:style-name="T18">'Minha primeira mensagem'</text:span><text:span text:style-name="T10">)</text:span></text:p>
      <text:p text:style-name="P1"/>
      <text:p text:style-name="P1"><text:span text:style-name="T21">window.confirm</text:span> – <text:span text:style-name="T26">para exibir uma janela com uma pergunta.</text:span></text:p>
      <text:p text:style-name="P83"><text:span text:style-name="T1">window</text:span>.<text:span text:style-name="T13">confirm</text:span>(<text:span text:style-name="T17">'Está gostando de JS?'</text:span>)</text:p>
      <text:p text:style-name="P1"/>
      <text:p text:style-name="P2"><text:span text:style-name="T21">window.prompt</text:span> – para exibir uma janela para o usuário preencher com texto.</text:p>
      <text:p text:style-name="P84"><text:span text:style-name="T1">window</text:span>.<text:span text:style-name="T13">prompt</text:span>(<text:span text:style-name="T17">'Qual é seu nome?'</text:span>)</text:p>
      <text:p text:style-name="P2"/>
      <text:list xml:id="list1970477682" text:style-name="L2">
        <text:list-item>
          <text:p text:style-name="P119">Aula 05 – <text:span text:style-name="T45">Variáveis e Tipos Primitivos</text:span></text:p>
        </text:list-item>
      </text:list>
      <text:p text:style-name="P41">Comentários no JavaScript:</text:p>
      <text:p text:style-name="P6">Os comentários são utilizados para ajudar a entender o código em consultas porteriores.</text:p>
      <text:p text:style-name="P6"/>
      <text:p text:style-name="P2"><text:span text:style-name="T21">//</text:span> - para única linha.</text:p>
      <text:p text:style-name="P98">// única linha</text:p>
      <text:p text:style-name="P2"/>
      <text:p text:style-name="P2"><text:span text:style-name="T21">/* */</text:span> - para mais de uma linha de código.</text:p>
      <text:p text:style-name="P98">/*</text:p>
      <text:p text:style-name="P99">comentário em</text:p>
      <text:p text:style-name="P99">mais de </text:p>
      <text:p text:style-name="P99">uma linha</text:p>
      <text:p text:style-name="P99">*/</text:p>
      <text:p text:style-name="P2"/>
      <text:p text:style-name="P40">Variáveis:</text:p>
      <text:p text:style-name="P4"><text:span text:style-name="T41">Variáveis servem para guardar dados. Podem ser do </text:span><text:span text:style-name="T23">tipo inteiro</text:span><text:span text:style-name="T41"> (5, 18, -12); </text:span><text:span text:style-name="T23">tipo real/float</text:span><text:span text:style-name="T41"> (0.5, -15.9, 3.14, 8.0); OBS.: No JavaScript os tipos inteiro e real são considerados apenas um tipo, o </text:span><text:span text:style-name="T23">number;</text:span><text:span text:style-name="T43"> Podem ser do tipo </text:span><text:span text:style-name="T23">string</text:span><text:span text:style-name="T43">, que são cadeias de caracteres (“Google”, ‘JavaScript’, `Maria`, “12345”); e por fim podem ser do tipo </text:span><text:span text:style-name="T23">Boolean</text:span><text:span text:style-name="T43"> (true, false).</text:span></text:p>
      <text:p text:style-name="P5"><text:span text:style-name="T43">O</text:span><text:span text:style-name="T42">utros tipos:</text:span></text:p>
      <text:p text:style-name="P5"><text:span text:style-name="T42">O </text:span><text:span text:style-name="T21">Number</text:span><text:span text:style-name="T42"> também apresenta os tipos </text:span><text:span text:style-name="T21">Infinity</text:span><text:span text:style-name="T42"> e </text:span><text:span text:style-name="T21">NaN</text:span><text:span text:style-name="T42">. Temos também os tipos </text:span><text:span text:style-name="T21">null</text:span><text:span text:style-name="T42">, </text:span><text:span text:style-name="T21">undefined</text:span><text:span text:style-name="T42">, </text:span><text:span text:style-name="T21">object</text:span><text:span text:style-name="T42">, </text:span><text:span text:style-name="T21">array</text:span><text:span text:style-name="T42">, </text:span><text:span text:style-name="T21">function</text:span><text:span text:style-name="T42">.</text:span></text:p>
      <text:p text:style-name="P5"><text:span text:style-name="T21">$ typeof</text:span><text:span text:style-name="T42"> – para identificar de qual tipo é a sua variável.</text:span></text:p>
      <text:p text:style-name="P8"/>
      <text:p text:style-name="P4">No JavaScript moderno, além de utilizar a palavra <text:span text:style-name="T21">var</text:span>, também podemos usar a palavra <text:span text:style-name="T21">let</text:span>. O símbolo <text:span text:style-name="T21">=</text:span> é denominado “<text:span text:style-name="T21">recebe</text:span>”. Por exemplo.:</text:p>
      <text:p text:style-name="P3"><text:span text:style-name="T21">var s1 = carro</text:span> – significa que a variável s1 está <text:span text:style-name="T21">recebendo</text:span> o valor carro.</text:p>
      <text:p text:style-name="P3"/>
      <text:p text:style-name="P3">Para declarar <text:span text:style-name="T21">strings</text:span> podemos fazer das seguintes maneiras:</text:p>
      <text:p text:style-name="P3">var s1 = <text:span text:style-name="T21">“</text:span>JavaScript<text:span text:style-name="T21">” - entre aspas duplas.</text:span></text:p>
      <text:p text:style-name="P3">var s2 = <text:span text:style-name="T21">‘</text:span>Curso em Vídeo<text:span text:style-name="T21">’ - entre aspas simples.</text:span></text:p>
      <text:p text:style-name="P3">var s3 = <text:span text:style-name="T21">`</text:span>Guanabara<text:span text:style-name="T21">` - entre </text:span><text:span text:style-name="T22">crase.</text:span></text:p>
      <text:p text:style-name="P6"/>
      <text:p text:style-name="P7"><text:span text:style-name="T21">Identificador</text:span> – nome de cada variável.</text:p>
      <text:p text:style-name="P43"><text:soft-page-break/>Regras para nomear iden<text:span text:style-name="T45">t</text:span>ificadores:</text:p>
      <text:list xml:id="list573370117" text:style-name="L3">
        <text:list-item>
          <text:p text:style-name="P151"><text:span text:style-name="T28">Podem começar com </text:span><text:span text:style-name="T30">letra</text:span><text:span text:style-name="T28">, </text:span><text:span text:style-name="T30">$</text:span><text:span text:style-name="T28"> ou </text:span><text:span text:style-name="T30">_</text:span></text:p>
        </text:list-item>
        <text:list-item>
          <text:p text:style-name="P142">Não podem começar com números</text:p>
        </text:list-item>
        <text:list-item>
          <text:p text:style-name="P142">É possível usar letras ou números</text:p>
        </text:list-item>
        <text:list-item>
          <text:p text:style-name="P142">É possível usar acentos e símbolos</text:p>
        </text:list-item>
        <text:list-item>
          <text:p text:style-name="P142">Não podem conter espaços</text:p>
        </text:list-item>
        <text:list-item>
          <text:p text:style-name="P142">Não podem ser palavras reservadas</text:p>
        </text:list-item>
      </text:list>
      <text:p text:style-name="P42">Dicas importantes:</text:p>
      <text:list xml:id="list113112925681280" text:continue-numbering="true" text:style-name="L3">
        <text:list-item>
          <text:p text:style-name="P143">Maiúsculas e minúsculas fazem a diferença (case sensitive);</text:p>
        </text:list-item>
        <text:list-item>
          <text:p text:style-name="P143">Tente escolher nomes coerentes para as variáveis;</text:p>
        </text:list-item>
        <text:list-item>
          <text:p text:style-name="P144">Evite se tornar um programador alfabeto ou um programador contador;</text:p>
        </text:list-item>
      </text:list>
      <text:p text:style-name="P9"/>
      <text:list xml:id="list1722296496" text:style-name="L4">
        <text:list-item>
          <text:p text:style-name="P152"><text:span text:style-name="T31">Aula 06 – </text:span><text:span text:style-name="T32">Tratamentos de dados</text:span></text:p>
        </text:list-item>
      </text:list>
      <text:p text:style-name="P44">Data Types:</text:p>
      <text:p text:style-name="P10">- number</text:p>
      <text:p text:style-name="P10">- string</text:p>
      <text:p text:style-name="P10"/>
      <text:p text:style-name="P104"><text:span text:style-name="T37">o símbolo de </text:span><text:span text:style-name="T33">+</text:span><text:span text:style-name="T37"> é utilizado tanto para somar em operações como para </text:span><text:span text:style-name="T33">concatenar</text:span><text:span text:style-name="T37"> diferentes tipos de variáveis.</text:span></text:p>
      <text:p text:style-name="P11"/>
      <text:p text:style-name="P105"><text:span text:style-name="T33">window.prompt</text:span><text:span text:style-name="T37"> retorna uma </text:span><text:span text:style-name="T33">string</text:span><text:span text:style-name="T37">.</text:span></text:p>
      <text:p text:style-name="P12"/>
      <text:p text:style-name="P45">Convertendo tipos de dados:</text:p>
      <text:list xml:id="list80118544" text:style-name="L5">
        <text:list-item>
          <text:p text:style-name="P131">String → Número:</text:p>
        </text:list-item>
      </text:list>
      <text:p text:style-name="P45"/>
      <text:p text:style-name="P105"><text:span text:style-name="T33">Number.parseInt(n)</text:span><text:span text:style-name="T37"> – converte para número inteiro;</text:span></text:p>
      <text:p text:style-name="P105"><text:span text:style-name="T33">Number.parseFloat(n)</text:span><text:span text:style-name="T37"> – converte para número real/float.</text:span></text:p>
      <text:p text:style-name="P12"/>
      <text:p text:style-name="P76"><text:span text:style-name="T46">var</text:span><text:span text:style-name="T9"> </text:span><text:span text:style-name="T1">numero1</text:span><text:span text:style-name="T9"> = </text:span><text:span text:style-name="T50">Number</text:span><text:span text:style-name="T9">.</text:span><text:span text:style-name="T13">parseInt</text:span><text:span text:style-name="T9">(</text:span><text:span text:style-name="T1">window</text:span><text:span text:style-name="T9">.</text:span><text:span text:style-name="T13">prompt</text:span><text:span text:style-name="T9">(</text:span><text:span text:style-name="T17">"Digite um número: "</text:span><text:span text:style-name="T9">))</text:span></text:p>
      <text:p text:style-name="P76"><text:span text:style-name="T46">var</text:span><text:span text:style-name="T9"> </text:span><text:span text:style-name="T1">numero2</text:span><text:span text:style-name="T9"> = </text:span><text:span text:style-name="T50">Number</text:span><text:span text:style-name="T9">.</text:span><text:span text:style-name="T13">parseInt</text:span><text:span text:style-name="T9">(</text:span><text:span text:style-name="T1">window</text:span><text:span text:style-name="T9">.</text:span><text:span text:style-name="T13">prompt</text:span><text:span text:style-name="T9">(</text:span><text:span text:style-name="T17">"Digite outro número: "</text:span><text:span text:style-name="T9">))</text:span></text:p>
      <text:p text:style-name="P12"/>
      <text:p text:style-name="P106"><text:span text:style-name="T37">Esse dois comandos são usados para forçar a converção para </text:span><text:span text:style-name="T33">Inteiro</text:span><text:span text:style-name="T37"> ou </text:span><text:span text:style-name="T33">Float</text:span><text:span text:style-name="T37">. Mas usando apenas </text:span><text:span text:style-name="T33">Number.</text:span><text:span text:style-name="T37"> a variável será convertid</text:span><text:span text:style-name="T38">a</text:span><text:span text:style-name="T37"> para algum tipo de número e o próprio </text:span><text:span text:style-name="T33">JS</text:span><text:span text:style-name="T37"> vai determinar se será </text:span><text:span text:style-name="T33">Inteiro </text:span><text:span text:style-name="T37">ou </text:span><text:span text:style-name="T33">Float</text:span><text:span text:style-name="T37">.</text:span></text:p>
      <text:p text:style-name="P13"/>
      <text:p text:style-name="P97"><text:span text:style-name="T46">var</text:span> <text:span text:style-name="T1">numero1</text:span> = <text:span text:style-name="T50">Number</text:span>(<text:span text:style-name="T1">window</text:span>.<text:span text:style-name="T13">prompt</text:span>(<text:span text:style-name="T17">"Digite um número: "</text:span>))</text:p>
      <text:p text:style-name="P78"><text:span text:style-name="T46">var</text:span><text:span text:style-name="T9"> </text:span><text:span text:style-name="T1">numero2</text:span><text:span text:style-name="T9"> = </text:span><text:span text:style-name="T50">Number</text:span><text:span text:style-name="T9">(</text:span><text:span text:style-name="T1">window</text:span><text:span text:style-name="T9">.</text:span><text:span text:style-name="T13">prompt</text:span><text:span text:style-name="T9">(</text:span><text:span text:style-name="T17">"Digite outro número: "</text:span><text:span text:style-name="T9">))</text:span></text:p>
      <text:p text:style-name="P13"/>
      <text:list xml:id="list3893679814" text:style-name="L6">
        <text:list-item>
          <text:p text:style-name="P132">Número → String:</text:p>
        </text:list-item>
      </text:list>
      <text:p text:style-name="P109"><text:span text:style-name="T29">String(n)</text:span><text:span text:style-name="T27"> - para converter para string.</text:span></text:p>
      <text:p text:style-name="P109"><text:span text:style-name="T29">n.toString()</text:span><text:span text:style-name="T27"> - para converter para string.</text:span></text:p>
      <text:p text:style-name="P14"/>
      <text:p text:style-name="P82"><text:span text:style-name="T3">window</text:span><text:span text:style-name="T11">.</text:span><text:span text:style-name="T15">alert</text:span><text:span text:style-name="T11">(</text:span><text:span text:style-name="T19">"A soma entre os valores é igual a "</text:span><text:span text:style-name="T11">+</text:span><text:span text:style-name="T51">String</text:span><text:span text:style-name="T11">(</text:span><text:span text:style-name="T3">soma</text:span><text:span text:style-name="T11">)) </text:span><text:span text:style-name="T52">// Concatenação</text:span></text:p>
      <text:p text:style-name="P14"/>
      <text:p text:style-name="P108"><text:span text:style-name="T34">Formatando </text:span><text:span text:style-name="T35">S</text:span><text:span text:style-name="T34">tring</text:span><text:span text:style-name="T35">s</text:span><text:span text:style-name="T34">:</text:span></text:p>
      <text:p text:style-name="P14">var s = ‘JavaScript’</text:p>
      <text:p text:style-name="P110"><text:span text:style-name="T27">‘Eu estou aprendendo s’ // não faz </text:span><text:span text:style-name="T29">interpolação</text:span></text:p>
      <text:p text:style-name="P110"><text:span text:style-name="T27">‘Eu estou aprendendo ’ + s // usa </text:span><text:span text:style-name="T29">concatenação</text:span></text:p>
      <text:p text:style-name="P110"><text:span text:style-name="T27">‘Eu estou aprendendo </text:span><text:span text:style-name="T29">${s}</text:span><text:span text:style-name="T27">’ // usa </text:span><text:span text:style-name="T29">template string</text:span></text:p>
      <text:p text:style-name="P14"/>
      <text:p text:style-name="P79"><text:span text:style-name="T4">window</text:span><text:span text:style-name="T12">.</text:span><text:span text:style-name="T16">alert</text:span><text:span text:style-name="T12">(</text:span><text:span text:style-name="T20">`A soma entre </text:span><text:span text:style-name="T47">${</text:span><text:span text:style-name="T4">numero1</text:span><text:span text:style-name="T47">}</text:span><text:span text:style-name="T20"> e </text:span><text:span text:style-name="T47">${</text:span><text:span text:style-name="T4">numero2</text:span><text:span text:style-name="T47">}</text:span><text:span text:style-name="T20"> é igual a </text:span><text:span text:style-name="T47">${</text:span><text:span text:style-name="T4">soma</text:span><text:span text:style-name="T47">}</text:span><text:span text:style-name="T20">`</text:span><text:span text:style-name="T12">) </text:span></text:p>
      <text:p text:style-name="P14"/>
      <text:p text:style-name="P102"><text:soft-page-break/><text:span text:style-name="T29">s.length</text:span><text:span text:style-name="T34"> //</text:span><text:span text:style-name="T36"> informa </text:span><text:span text:style-name="T34">quantos caracteres a string tem.</text:span></text:p>
      <text:p text:style-name="P15"/>
      <text:p text:style-name="P80"><text:span text:style-name="T4">document</text:span><text:span text:style-name="T12">.</text:span><text:span text:style-name="T16">write</text:span><text:span text:style-name="T12">(</text:span><text:span text:style-name="T20">`Olá &lt;strong&gt;</text:span><text:span text:style-name="T47">${</text:span><text:span text:style-name="T4">nome</text:span><text:span text:style-name="T47">}</text:span><text:span text:style-name="T20">&lt;/strong&gt;. Seu nome tem </text:span><text:span text:style-name="T47">${</text:span><text:span text:style-name="T4">nome</text:span><text:span text:style-name="T12">.</text:span><text:span text:style-name="T54">length</text:span><text:span text:style-name="T47">}</text:span><text:span text:style-name="T20"> letras.&lt;br/&gt;`</text:span><text:span text:style-name="T12">)</text:span></text:p>
      <text:p text:style-name="P46"/>
      <text:p text:style-name="P103"><text:span text:style-name="T29">s.toUppercase()</text:span><text:span text:style-name="T34"> // tudo para ‘MAIÚSCULAS’</text:span></text:p>
      <text:p text:style-name="P16"/>
      <text:p text:style-name="P81"><text:span text:style-name="T4">document</text:span><text:span text:style-name="T12">.</text:span><text:span text:style-name="T16">write</text:span><text:span text:style-name="T12">(</text:span><text:span text:style-name="T20">`Seu nome em maiúsculo: </text:span><text:span text:style-name="T47">${</text:span><text:span text:style-name="T4">nome</text:span><text:span text:style-name="T12">.</text:span><text:span text:style-name="T16">toUpperCase</text:span><text:span text:style-name="T12">()</text:span><text:span text:style-name="T47">}</text:span><text:span text:style-name="T20">&lt;br/&gt;`</text:span><text:span text:style-name="T12">)</text:span></text:p>
      <text:p text:style-name="P16"/>
      <text:p text:style-name="P103"><text:span text:style-name="T29">s.LowerCase()</text:span><text:span text:style-name="T34"> // tudo para ‘minúsculas’</text:span></text:p>
      <text:p text:style-name="P13"/>
      <text:p text:style-name="P77"><text:span text:style-name="T1">document</text:span><text:span text:style-name="T9">.</text:span><text:span text:style-name="T13">write</text:span><text:span text:style-name="T9">(</text:span><text:span text:style-name="T17">`Seu nome em minúsculo: </text:span><text:span text:style-name="T46">${</text:span><text:span text:style-name="T1">nome</text:span><text:span text:style-name="T9">.</text:span><text:span text:style-name="T13">toLocaleLowerCase</text:span><text:span text:style-name="T9">()</text:span><text:span text:style-name="T46">}</text:span><text:span text:style-name="T17">&lt;br/&gt;`</text:span><text:span text:style-name="T9">)</text:span></text:p>
      <text:p text:style-name="P13"/>
      <text:p text:style-name="P17">Formatando Números:</text:p>
      <text:p text:style-name="P17">var n = 1541.5</text:p>
      <text:p text:style-name="P107"><text:span text:style-name="T33">n.toFixed(2)</text:span><text:span text:style-name="T37"> – para formatar o número apresentando com a quantidade de casas decimais informada dentro do parênteses, nesse caso, duas casa decimais.</text:span></text:p>
      <text:p text:style-name="P17"/>
      <text:p text:style-name="P107"><text:span text:style-name="T33">.replace(‘’, ‘’)</text:span><text:span text:style-name="T37"> - troca o que está dentro das primeiras aspas pelo o que está na segunda.</text:span></text:p>
      <text:p text:style-name="P107"><text:span text:style-name="T33">n.toFixed(2).replace(‘.’, ‘,’)</text:span><text:span text:style-name="T37"> - nesse caso trocará o ponto pela vírgula.</text:span></text:p>
      <text:p text:style-name="P17"/>
      <text:p text:style-name="P47">Para converter o número para moeda:</text:p>
      <text:p text:style-name="P48">n.toLocaleString('pt-BR', {style: 'currency', currency: 'BRL'})</text:p>
      <text:p text:style-name="P18">'R$ 1.541,50'</text:p>
      <text:p text:style-name="P48">n.toLocaleString('pt-BR', {style: 'currency', currency: 'USD'})</text:p>
      <text:p text:style-name="P18">'US$ 1.541,50'</text:p>
      <text:p text:style-name="P48">n.toLocaleString('pt-BR', {style: 'currency', currency: 'EUR'})</text:p>
      <text:p text:style-name="P18">'€ 1.541,50'</text:p>
      <text:p text:style-name="P18"/>
      <text:list xml:id="list3490005717" text:style-name="L7">
        <text:list-item>
          <text:p text:style-name="P120">Aula 07 – Operadores (Parte 1)</text:p>
        </text:list-item>
      </text:list>
      <text:p text:style-name="P68">Tipos de Operadores:</text:p>
      <text:p text:style-name="P62">- Aritméticos;</text:p>
      <text:p text:style-name="P62">- Atribuição;</text:p>
      <text:p text:style-name="P62">- Relacionais;</text:p>
      <text:p text:style-name="P62">- Lógicos;</text:p>
      <text:p text:style-name="P62">- Ternário.</text:p>
      <text:p text:style-name="P60"/>
      <text:list xml:id="list4169666328" text:style-name="L8">
        <text:list-item>
          <text:p text:style-name="P133">Aritméticos (binários):</text:p>
        </text:list-item>
      </text:list>
      <text:p text:style-name="P49"><text:span text:style-name="T57">5</text:span> + <text:span text:style-name="T57">2</text:span> → <text:span text:style-name="T57">7</text:span> - Soma</text:p>
      <text:p text:style-name="P49"><text:span text:style-name="T57">5</text:span> - <text:span text:style-name="T57">2</text:span> → <text:span text:style-name="T57">3</text:span> - Subtração</text:p>
      <text:p text:style-name="P49"><text:span text:style-name="T57">5</text:span> * <text:span text:style-name="T57">2</text:span> → <text:span text:style-name="T57">10</text:span> - Multiplicação</text:p>
      <text:p text:style-name="P49"><text:span text:style-name="T57">5</text:span> / <text:span text:style-name="T57">2</text:span> → <text:span text:style-name="T57">2.5</text:span> – Divisão real</text:p>
      <text:p text:style-name="P49"><text:span text:style-name="T57">5</text:span> % <text:span text:style-name="T57">2</text:span> → <text:span text:style-name="T57">1</text:span> – Divisão inteira</text:p>
      <text:p text:style-name="P49"><text:span text:style-name="T57">5</text:span> ** <text:span text:style-name="T57">2</text:span> → <text:span text:style-name="T57">25</text:span> – <text:span text:style-name="T56">Potência</text:span></text:p>
      <text:p text:style-name="P49"/>
      <text:p text:style-name="P20">Cuidado com a <text:span text:style-name="T21">ordem de precedência</text:span> dos operadores, é a mesma da matemática.</text:p>
      <text:p text:style-name="P50">1º ()</text:p>
      <text:p text:style-name="P50">2º **</text:p>
      <text:p text:style-name="P50">3º * / %</text:p>
      <text:p text:style-name="P50">4º + -</text:p>
      <text:list xml:id="list113113426075917" text:continue-numbering="true" text:style-name="L8">
        <text:list-item>
          <text:p text:style-name="P134"><text:soft-page-break/>Atribuição:</text:p>
        </text:list-item>
      </text:list>
      <text:p text:style-name="P19"/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51">Auto-atribuições</text:p>
          </table:table-cell>
          <table:covered-table-cell/>
        </table:table-row>
        <table:table-row>
          <table:table-cell table:style-name="Tabela1.A2" office:value-type="string">
            <text:p text:style-name="P117">Normal</text:p>
          </table:table-cell>
          <table:table-cell table:style-name="Tabela1.B2" office:value-type="string">
            <text:p text:style-name="P117">Simplificada</text:p>
          </table:table-cell>
        </table:table-row>
        <table:table-row>
          <table:table-cell table:style-name="Tabela1.B2" table:number-columns-spanned="2" office:value-type="string">
            <text:p text:style-name="P21">var n = 3</text:p>
          </table:table-cell>
          <table:covered-table-cell/>
        </table:table-row>
        <table:table-row>
          <table:table-cell table:style-name="Tabela1.A2" office:value-type="string">
            <text:p text:style-name="P21">n = n + 4 <text:span text:style-name="T24">→ </text:span><text:span text:style-name="T60">7</text:span></text:p>
          </table:table-cell>
          <table:table-cell table:style-name="Tabela1.B2" office:value-type="string">
            <text:p text:style-name="P113">n += 4 <text:span text:style-name="T40">→ </text:span><text:span text:style-name="T39">7</text:span></text:p>
          </table:table-cell>
        </table:table-row>
        <table:table-row>
          <table:table-cell table:style-name="Tabela1.A2" office:value-type="string">
            <text:p text:style-name="P22">n = n – 5<text:span text:style-name="T21"> </text:span><text:span text:style-name="T24">→ </text:span>2</text:p>
          </table:table-cell>
          <table:table-cell table:style-name="Tabela1.B2" office:value-type="string">
            <text:p text:style-name="P113">n -= 5 <text:span text:style-name="T40">→ </text:span><text:span text:style-name="T39">2</text:span></text:p>
          </table:table-cell>
        </table:table-row>
        <table:table-row>
          <table:table-cell table:style-name="Tabela1.A2" office:value-type="string">
            <text:p text:style-name="P22">n = n * 4<text:span text:style-name="T21"> </text:span><text:span text:style-name="T24">→ </text:span>8</text:p>
          </table:table-cell>
          <table:table-cell table:style-name="Tabela1.B2" office:value-type="string">
            <text:p text:style-name="P113">n *= 4 <text:span text:style-name="T40">→ </text:span><text:span text:style-name="T39">8</text:span></text:p>
          </table:table-cell>
        </table:table-row>
        <table:table-row>
          <table:table-cell table:style-name="Tabela1.A2" office:value-type="string">
            <text:p text:style-name="P22">n = n / 2 <text:span text:style-name="T24">→ </text:span>4</text:p>
          </table:table-cell>
          <table:table-cell table:style-name="Tabela1.B2" office:value-type="string">
            <text:p text:style-name="P113">n /= 2 <text:span text:style-name="T40">→ </text:span><text:span text:style-name="T39">4</text:span></text:p>
          </table:table-cell>
        </table:table-row>
        <table:table-row>
          <table:table-cell table:style-name="Tabela1.A2" office:value-type="string">
            <text:p text:style-name="P22">n = n ** 2 <text:span text:style-name="T55">→ </text:span>16</text:p>
          </table:table-cell>
          <table:table-cell table:style-name="Tabela1.B2" office:value-type="string">
            <text:p text:style-name="P113">n **= 2 <text:span text:style-name="T40">→ </text:span><text:span text:style-name="T39">16</text:span></text:p>
          </table:table-cell>
        </table:table-row>
        <table:table-row>
          <table:table-cell table:style-name="Tabela1.A2" office:value-type="string">
            <text:p text:style-name="P22">n = n % 5 <text:span text:style-name="T55">→ </text:span>1</text:p>
          </table:table-cell>
          <table:table-cell table:style-name="Tabela1.B2" office:value-type="string">
            <text:p text:style-name="P113">n %= 5 <text:span text:style-name="T40">→ </text:span><text:span text:style-name="T39">1</text:span></text:p>
          </table:table-cell>
        </table:table-row>
      </table:table>
      <text:p text:style-name="P23"/>
      <text:p text:style-name="P23"/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P52">Incremento</text:p>
          </table:table-cell>
          <table:covered-table-cell/>
        </table:table-row>
        <table:table-row>
          <table:table-cell table:style-name="Tabela2.A2" table:number-columns-spanned="2" office:value-type="string">
            <text:p text:style-name="P24">var x = 5</text:p>
          </table:table-cell>
          <table:covered-table-cell/>
        </table:table-row>
        <table:table-row>
          <table:table-cell table:style-name="Tabela2.A3" office:value-type="string">
            <text:p text:style-name="P24">x = x + 1 <text:span text:style-name="T55">→ </text:span>6</text:p>
          </table:table-cell>
          <table:table-cell table:style-name="Tabela2.A2" office:value-type="string">
            <text:p text:style-name="P114">x++</text:p>
          </table:table-cell>
        </table:table-row>
        <table:table-row>
          <table:table-cell table:style-name="Tabela2.A3" office:value-type="string">
            <text:p text:style-name="P114">X = x – 1 <text:span text:style-name="T40">→ </text:span><text:span text:style-name="T39">5</text:span></text:p>
          </table:table-cell>
          <table:table-cell table:style-name="Tabela2.A2" office:value-type="string">
            <text:p text:style-name="P114">x--</text:p>
          </table:table-cell>
        </table:table-row>
      </table:table>
      <text:p text:style-name="P61"/>
      <text:p text:style-name="P60"/>
      <text:list xml:id="list113112009963563" text:continue-list="list3490005717" text:style-name="L7">
        <text:list-item>
          <text:p text:style-name="P121">Aula 08 - Operadores (Parte 2)</text:p>
        </text:list-item>
      </text:list>
      <text:list xml:id="list3212928473" text:style-name="L9">
        <text:list-item>
          <text:p text:style-name="P135">Relacionais:</text:p>
        </text:list-item>
      </text:list>
      <text:p text:style-name="P25">Para toda expressão que tenha um operador realcional a ela, o seu resultado será sempre um valor booleano.</text:p>
      <text:p text:style-name="P25"/>
      <text:p text:style-name="P25">5 &gt; 2 → true</text:p>
      <text:p text:style-name="P25">7 &lt; 4 → false</text:p>
      <text:p text:style-name="P25">8 &gt;= 8 → true</text:p>
      <text:p text:style-name="P25">9 &lt;= 7 → false</text:p>
      <text:p text:style-name="P25">5 == 5 → true</text:p>
      <text:p text:style-name="P25">4 != 4 → false</text:p>
      <text:p text:style-name="P25"/>
      <text:p text:style-name="P53">Relacionais de Identidade:</text:p>
      <text:p text:style-name="P26"><text:span text:style-name="T21">Indêntico</text:span> → mesmo valor e mesmo tipo.</text:p>
      <text:p text:style-name="P26">5 == 5 → true</text:p>
      <text:p text:style-name="P26">5 == ‘5’ → true</text:p>
      <text:p text:style-name="P26">5 === ‘5’ → false</text:p>
      <text:p text:style-name="P26">5 === 5 → true</text:p>
      <text:p text:style-name="P26">5 != 5 → false</text:p>
      <text:p text:style-name="P26">5 != ‘5’ → false</text:p>
      <text:p text:style-name="P26">5 !== ‘5’ → true</text:p>
      <text:p text:style-name="P26">5 !== 5 → false</text:p>
      <text:p text:style-name="P26"/>
      <text:list xml:id="list113111625124564" text:continue-numbering="true" text:style-name="L9">
        <text:list-item>
          <text:p text:style-name="P136">Lógicos:</text:p>
        </text:list-item>
      </text:list>
      <text:p text:style-name="P54">! → negação <text:span text:style-name="T61">(não) </text:span>→ <text:span text:style-name="T61">operador unário.</text:span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7">!true</text:p>
          </table:table-cell>
          <table:table-cell table:style-name="Tabela3.B1" office:value-type="string">
            <text:p text:style-name="P27">false</text:p>
          </table:table-cell>
        </table:table-row>
        <table:table-row>
          <table:table-cell table:style-name="Tabela3.A2" office:value-type="string">
            <text:p text:style-name="P27">!false</text:p>
          </table:table-cell>
          <table:table-cell table:style-name="Tabela3.B2" office:value-type="string">
            <text:p text:style-name="P27">true</text:p>
          </table:table-cell>
        </table:table-row>
      </table:table>
      <text:p text:style-name="P27"/>
      <text:p text:style-name="P27"><text:soft-page-break/></text:p>
      <text:p text:style-name="P54">&amp;&amp; → conjunção (e) → <text:span text:style-name="T61">operador binário.</text:span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15">true &amp;&amp; true</text:p>
          </table:table-cell>
          <table:table-cell table:style-name="Tabela4.B1" office:value-type="string">
            <text:p text:style-name="P116"><text:s/><text:span text:style-name="T61">true</text:span></text:p>
          </table:table-cell>
        </table:table-row>
        <table:table-row>
          <table:table-cell table:style-name="Tabela4.A2" office:value-type="string">
            <text:p text:style-name="P115">true &amp;&amp; false</text:p>
          </table:table-cell>
          <table:table-cell table:style-name="Tabela4.B2" office:value-type="string">
            <text:p text:style-name="P115">false</text:p>
          </table:table-cell>
        </table:table-row>
        <table:table-row>
          <table:table-cell table:style-name="Tabela4.A2" office:value-type="string">
            <text:p text:style-name="P115">false &amp;&amp; true</text:p>
          </table:table-cell>
          <table:table-cell table:style-name="Tabela4.B2" office:value-type="string">
            <text:p text:style-name="P115">false</text:p>
          </table:table-cell>
        </table:table-row>
        <table:table-row>
          <table:table-cell table:style-name="Tabela4.A2" office:value-type="string">
            <text:p text:style-name="P115">false &amp;&amp; false</text:p>
          </table:table-cell>
          <table:table-cell table:style-name="Tabela4.B2" office:value-type="string">
            <text:p text:style-name="P115">false</text:p>
          </table:table-cell>
        </table:table-row>
      </table:table>
      <text:p text:style-name="P26"/>
      <text:p text:style-name="P54">|| → disjunção (ou) →<text:span text:style-name="T61"> operador binário.</text:span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15">true <text:span text:style-name="T62">||</text:span> true</text:p>
          </table:table-cell>
          <table:table-cell table:style-name="Tabela5.B1" office:value-type="string">
            <text:p text:style-name="P115">True</text:p>
          </table:table-cell>
        </table:table-row>
        <table:table-row>
          <table:table-cell table:style-name="Tabela5.A2" office:value-type="string">
            <text:p text:style-name="P115">true <text:span text:style-name="T62">||</text:span> false</text:p>
          </table:table-cell>
          <table:table-cell table:style-name="Tabela5.B2" office:value-type="string">
            <text:p text:style-name="P115">True</text:p>
          </table:table-cell>
        </table:table-row>
        <table:table-row>
          <table:table-cell table:style-name="Tabela5.A2" office:value-type="string">
            <text:p text:style-name="P115">false <text:span text:style-name="T62">||</text:span> true</text:p>
          </table:table-cell>
          <table:table-cell table:style-name="Tabela5.B2" office:value-type="string">
            <text:p text:style-name="P115">True</text:p>
          </table:table-cell>
        </table:table-row>
        <table:table-row>
          <table:table-cell table:style-name="Tabela5.A2" office:value-type="string">
            <text:p text:style-name="P115">false <text:span text:style-name="T62">||</text:span> false</text:p>
          </table:table-cell>
          <table:table-cell table:style-name="Tabela5.B2" office:value-type="string">
            <text:p text:style-name="P115">false</text:p>
          </table:table-cell>
        </table:table-row>
      </table:table>
      <text:p text:style-name="P55"/>
      <text:p text:style-name="P55">Ordem de precedência dos lógicos:</text:p>
      <text:p text:style-name="P28">1º não (!)</text:p>
      <text:p text:style-name="P28">2º e (&amp;&amp;)</text:p>
      <text:p text:style-name="P28">3º ou (||)</text:p>
      <text:p text:style-name="P28"/>
      <text:p text:style-name="P55">Ordem de precedência dos operadores:</text:p>
      <text:p text:style-name="P28">1º operadores aritm<text:span text:style-name="T63">é</text:span>ticos</text:p>
      <text:p text:style-name="P28">2º operadores relacionais</text:p>
      <text:p text:style-name="P28">3º operadores lógicos</text:p>
      <text:p text:style-name="P28"/>
      <text:list xml:id="list113113553080897" text:continue-numbering="true" text:style-name="L9">
        <text:list-item>
          <text:p text:style-name="P136">Ternário:</text:p>
        </text:list-item>
      </text:list>
      <text:p text:style-name="P29">teste <text:span text:style-name="T21">?</text:span> true <text:span text:style-name="T21">:</text:span> false</text:p>
      <text:p text:style-name="P29">média &gt;= 7.0 <text:span text:style-name="T21">?</text:span> “Aprovado” <text:span text:style-name="T21">:</text:span> “Reprovado”</text:p>
      <text:p text:style-name="P25"/>
      <text:list xml:id="list113112087078694" text:continue-list="list113112009963563" text:style-name="L7">
        <text:list-item>
          <text:p text:style-name="P122">Aula 09 – <text:span text:style-name="T64">I</text:span>ntrodução ao DOM</text:p>
        </text:list-item>
      </text:list>
      <text:p text:style-name="P30">Document Object Model</text:p>
      <text:p text:style-name="P30">Árvore DOM</text:p>
      <text:p text:style-name="P30">Manipulando DOM</text:p>
      <text:p text:style-name="P30"/>
      <text:p text:style-name="P56">DOM → Documente Object Model:</text:p>
      <text:p text:style-name="P31"><text:span text:style-name="T21">Modelo de </text:span><text:span text:style-name="T25">o</text:span><text:span text:style-name="T21">bjetos para documentos</text:span>. Conjunto de objetos dentro do navegador que vai dar acesso aos componentes internos do seu website. DOM não funciona dentro do Node.js. Func<text:span text:style-name="T70">i</text:span>ona quando rodamos JavaScript dentro do navegador.</text:p>
      <text:p text:style-name="P31"/>
      <text:p text:style-name="P56">Árvore DOM:</text:p>
      <text:p text:style-name="P31">window – raiz do DOM. Tudo dentro do JavaScript está dentro do window.</text:p>
      <text:list xml:id="list1936225721" text:style-name="L10">
        <text:list-item>
          <text:p text:style-name="P145">Window</text:p>
          <text:list>
            <text:list-item>
              <text:p text:style-name="P145">location</text:p>
            </text:list-item>
            <text:list-item>
              <text:p text:style-name="P145">document</text:p>
              <text:list>
                <text:list-item>
                  <text:p text:style-name="P145">html</text:p>
                  <text:list>
                    <text:list-item>
                      <text:p text:style-name="P145">head</text:p>
                      <text:list>
                        <text:list-item>
                          <text:p text:style-name="P145">meta</text:p>
                        </text:list-item>
                        <text:list-item>
                          <text:p text:style-name="P145">title</text:p>
                        </text:list-item>
                      </text:list>
                    </text:list-item>
                    <text:list-item>
                      <text:p text:style-name="P145">body</text:p>
                      <text:list>
                        <text:list-item>
                          <text:p text:style-name="P145">h1</text:p>
                        </text:list-item>
                        <text:list-item>
                          <text:p text:style-name="P145"><text:soft-page-break/>p</text:p>
                        </text:list-item>
                        <text:list-item>
                          <text:p text:style-name="P145">p</text:p>
                          <text:list>
                            <text:list-item>
                              <text:p text:style-name="P145">strong</text:p>
                            </text:list-item>
                          </text:list>
                        </text:list-item>
                        <text:list-item>
                          <text:p text:style-name="P145">div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5">history</text:p>
            </text:list-item>
          </text:list>
        </text:list-item>
      </text:list>
      <text:p text:style-name="P31"/>
      <text:p text:style-name="P32"><text:span text:style-name="T21">Selecionando: </text:span>Métodos de acesso para navegar entre cada elemento da árvore DOM.</text:p>
      <text:p text:style-name="P32">Métodos:</text:p>
      <text:list xml:id="list3543093883" text:style-name="L11">
        <text:list-item>
          <text:p text:style-name="P137">por Marca</text:p>
        </text:list-item>
      </text:list>
      <text:p text:style-name="P32">getElementsByTagName()</text:p>
      <text:p text:style-name="P32"/>
      <text:p text:style-name="P87"><text:span text:style-name="T46">var</text:span> <text:span text:style-name="T1">p1</text:span> = <text:span text:style-name="T1">window</text:span>.<text:span text:style-name="T1">document</text:span>.<text:span text:style-name="T13">getElementsByTagName</text:span>(<text:span text:style-name="T17">'p'</text:span>)[<text:span text:style-name="T65">1</text:span>]</text:p>
      <text:p text:style-name="P85"><text:span text:style-name="T1">window</text:span>.<text:span text:style-name="T1">document</text:span>.<text:span text:style-name="T13">write</text:span>(<text:span text:style-name="T17">'Está escrito assim: '</text:span>+<text:span text:style-name="T1">p1</text:span>.<text:span text:style-name="T1">innerText</text:span>)</text:p>
      <text:p text:style-name="P85"><text:span text:style-name="T1">window</text:span>.<text:span text:style-name="T1">document</text:span>.<text:span text:style-name="T13">write</text:span>(<text:span text:style-name="T17">'Puxando a formatação: '</text:span>+<text:span text:style-name="T1">p1</text:span>.<text:span text:style-name="T1">innerHTML</text:span>)</text:p>
      <text:p text:style-name="P32"/>
      <text:list xml:id="list113112538047747" text:continue-numbering="true" text:style-name="L11">
        <text:list-item>
          <text:p text:style-name="P137">por ID</text:p>
        </text:list-item>
      </text:list>
      <text:p text:style-name="P33">getElementBy<text:span text:style-name="T70">I</text:span>d() - Posso identificar um elemento por id e acessá=lo através do getElementByld().</text:p>
      <text:p text:style-name="P33"/>
      <text:p text:style-name="P89"><text:span text:style-name="T68">&lt;</text:span><text:span text:style-name="T46">div</text:span> <text:span text:style-name="T5">id</text:span>=<text:span text:style-name="T17">"mensagem"</text:span><text:span text:style-name="T68">&gt;</text:span>Clique em mim<text:span text:style-name="T68">&lt;/</text:span><text:span text:style-name="T46">div</text:span><text:span text:style-name="T68">&gt;</text:span></text:p>
      <text:p text:style-name="P88"><text:span text:style-name="T46">var</text:span> <text:span text:style-name="T1">d</text:span> = <text:span text:style-name="T1">window</text:span>.<text:span text:style-name="T1">document</text:span>.<text:span text:style-name="T13">getElementById</text:span>(<text:span text:style-name="T17">'mensagem'</text:span>)</text:p>
      <text:p text:style-name="P85"><text:span text:style-name="T1">d</text:span>.<text:span text:style-name="T53">style</text:span>.<text:span text:style-name="T1">background</text:span> = <text:span text:style-name="T17">'purple'</text:span></text:p>
      <text:p text:style-name="P33"/>
      <text:list xml:id="list113113259350737" text:continue-numbering="true" text:style-name="L11">
        <text:list-item>
          <text:p text:style-name="P137">por Nome</text:p>
        </text:list-item>
      </text:list>
      <text:p text:style-name="P33">getElementsByName() - Para acessar pelo nome do elemento.</text:p>
      <text:p text:style-name="P33"/>
      <text:p text:style-name="P88"><text:span text:style-name="T68">&lt;</text:span><text:span text:style-name="T46">div</text:span> <text:span text:style-name="T1">name</text:span>=<text:span text:style-name="T17">"mensagem"</text:span><text:span text:style-name="T68">&gt;</text:span>Clique em mim<text:span text:style-name="T68">&lt;/</text:span><text:span text:style-name="T46">div</text:span><text:span text:style-name="T68">&gt;</text:span></text:p>
      <text:p text:style-name="P88"><text:span text:style-name="T46">var</text:span> <text:span text:style-name="T1">d</text:span> = <text:span text:style-name="T1">window</text:span>.<text:span text:style-name="T1">document</text:span>.<text:span text:style-name="T13">getElementsByName</text:span>(<text:span text:style-name="T17">'mensagem'</text:span>)[<text:span text:style-name="T65">0</text:span>]</text:p>
      <text:p text:style-name="P85"><text:span text:style-name="T1">d</text:span>.<text:span text:style-name="T1">innerText</text:span> = <text:span text:style-name="T17">"Hello, World!"</text:span></text:p>
      <text:p text:style-name="P33"/>
      <text:list xml:id="list113113231547033" text:continue-numbering="true" text:style-name="L11">
        <text:list-item>
          <text:p text:style-name="P137">por Classe</text:p>
        </text:list-item>
      </text:list>
      <text:p text:style-name="P33">getElementsByClassName()</text:p>
      <text:p text:style-name="P33"/>
      <text:p text:style-name="P88"><text:span text:style-name="T68">&lt;</text:span><text:span text:style-name="T46">div</text:span> <text:span text:style-name="T1">class</text:span>=<text:span text:style-name="T17">"mensagem"</text:span><text:span text:style-name="T68">&gt;</text:span>Clique em mim<text:span text:style-name="T68">&lt;/</text:span><text:span text:style-name="T46">div</text:span><text:span text:style-name="T68">&gt;</text:span></text:p>
      <text:p text:style-name="P88"><text:span text:style-name="T46">var</text:span> <text:span text:style-name="T1">d</text:span> = <text:span text:style-name="T1">window</text:span>.<text:span text:style-name="T1">document</text:span>.<text:span text:style-name="T13">getElementsByClassName</text:span>(<text:span text:style-name="T17">'mensagem'</text:span>)[<text:span text:style-name="T65">0</text:span>]</text:p>
      <text:p text:style-name="P85"><text:span text:style-name="T1">d</text:span>.<text:span text:style-name="T1">style</text:span>.<text:span text:style-name="T1">background</text:span> = <text:span text:style-name="T17">"pink"</text:span></text:p>
      <text:p text:style-name="P111"/>
      <text:list xml:id="list113112043164986" text:continue-numbering="true" text:style-name="L11">
        <text:list-item>
          <text:p text:style-name="P137">por Seletor</text:p>
        </text:list-item>
      </text:list>
      <text:p text:style-name="P34">querySelector()</text:p>
      <text:p text:style-name="P34">querySelectorAll()</text:p>
      <text:p text:style-name="P34">Toda di<text:span text:style-name="T69">v</text:span> é representada por ‘#’ e toda class é representada por ‘.’.</text:p>
      <text:p text:style-name="P34"/>
      <text:p text:style-name="P90"><text:span text:style-name="T68">&lt;</text:span><text:span text:style-name="T46">div</text:span> <text:span text:style-name="T1">id</text:span>=<text:span text:style-name="T17">"mensagem"</text:span><text:span text:style-name="T68">&gt;</text:span>Clique em mim<text:span text:style-name="T68">&lt;/</text:span><text:span text:style-name="T46">div</text:span><text:span text:style-name="T68">&gt;</text:span></text:p>
      <text:p text:style-name="P90"><text:span text:style-name="T46">var</text:span> <text:span text:style-name="T1">d</text:span> = <text:span text:style-name="T1">window</text:span>.<text:span text:style-name="T1">document</text:span>.<text:span text:style-name="T13">querySelector</text:span>(<text:span text:style-name="T17">'div#mensagem'</text:span>)</text:p>
      <text:p text:style-name="P85"><text:span text:style-name="T1">d</text:span>.<text:span text:style-name="T1">style</text:span>.<text:span text:style-name="T1">color</text:span> = <text:span text:style-name="T17">'blue'</text:span></text:p>
      <text:p text:style-name="P34"/>
      <text:p text:style-name="P90"><text:span text:style-name="T68">&lt;</text:span><text:span text:style-name="T46">div</text:span> <text:span text:style-name="T1">class</text:span>=<text:span text:style-name="T17">"mensagem"</text:span><text:span text:style-name="T68">&gt;</text:span>Clique em mim<text:span text:style-name="T68">&lt;/</text:span><text:span text:style-name="T46">div</text:span><text:span text:style-name="T68">&gt;</text:span></text:p>
      <text:p text:style-name="P90"><text:span text:style-name="T46">var</text:span> <text:span text:style-name="T1">d</text:span> = <text:span text:style-name="T1">window</text:span>.<text:span text:style-name="T1">document</text:span>.<text:span text:style-name="T13">querySelector</text:span>(<text:span text:style-name="T17">'div.mensagem'</text:span>)</text:p>
      <text:p text:style-name="P85"><text:span text:style-name="T1">d</text:span>.<text:span text:style-name="T1">style</text:span>.<text:span text:style-name="T1">color</text:span> = <text:span text:style-name="T17">'yellow'</text:span></text:p>
      <text:p text:style-name="P34"/>
      <text:p text:style-name="P34"/>
      <text:p text:style-name="P34"/>
      <text:list xml:id="list113111691850022" text:continue-list="list113112087078694" text:style-name="L7">
        <text:list-item>
          <text:p text:style-name="P123"><text:soft-page-break/>Aula 10 - Eventos DOM</text:p>
        </text:list-item>
      </text:list>
      <text:p text:style-name="P35">Eventos DOM</text:p>
      <text:p text:style-name="P36">Evento é tudo aquilo que pode acontecer com um elemento.</text:p>
      <text:p text:style-name="P36"/>
      <text:p text:style-name="P37">Função:</text:p>
      <text:p text:style-name="P37">Conjunto de códigos/linhas que vão ser executadas só quando o evento ocorrer.</text:p>
      <text:p text:style-name="P57">Function ação(parâmetros){}</text:p>
      <text:p text:style-name="P57"/>
      <text:p text:style-name="P96"><text:span text:style-name="T46">function</text:span> <text:span text:style-name="T13">ação</text:span>(<text:span text:style-name="T1">parâmetro</text:span>){</text:p>
      <text:p text:style-name="P112"><text:tab/>código</text:p>
      <text:p text:style-name="P95">}</text:p>
      <text:p text:style-name="P58">Exemplo de interação no HTML:</text:p>
      <text:p text:style-name="P58"/>
      <text:p text:style-name="P92"><text:span text:style-name="T68">&lt;</text:span><text:span text:style-name="T46">body</text:span><text:span text:style-name="T68">&gt;</text:span></text:p>
      <text:p text:style-name="P85"><text:span text:style-name="T68"><text:tab/>&lt;</text:span><text:span text:style-name="T46">div</text:span> <text:span text:style-name="T1">id</text:span>=<text:span text:style-name="T17">"area"</text:span> <text:span text:style-name="T1">onclick</text:span>=<text:span text:style-name="T17">"</text:span><text:span text:style-name="T13">clicar</text:span><text:span text:style-name="T17">()"</text:span><text:span text:style-name="T1">onmouseenter</text:span>=<text:span text:style-name="T17">"</text:span><text:span text:style-name="T13">entrar</text:span><text:span text:style-name="T17">()"</text:span> <text:span text:style-name="T1">onmouseout</text:span>=<text:span text:style-name="T17">"</text:span><text:span text:style-name="T13">sair</text:span><text:span text:style-name="T17">()"</text:span><text:span text:style-name="T68">&gt;</text:span></text:p>
      <text:p text:style-name="P85"><text:tab/>Interaja...</text:p>
      <text:p text:style-name="P85"><text:span text:style-name="T68"><text:tab/>&lt;/</text:span><text:span text:style-name="T46">div</text:span><text:span text:style-name="T68">&gt;</text:span></text:p>
      <text:p text:style-name="P85"><text:span text:style-name="T68">&lt;</text:span><text:span text:style-name="T46">script</text:span><text:span text:style-name="T68">&gt;</text:span></text:p>
      <text:p text:style-name="P85"><text:span text:style-name="T46"><text:tab/>function</text:span> <text:span text:style-name="T13">clicar</text:span>() {</text:p>
      <text:p text:style-name="P85"><text:span text:style-name="T46"><text:tab/><text:tab/>var</text:span> <text:span text:style-name="T1">area</text:span> = <text:span text:style-name="T1">window</text:span>.<text:span text:style-name="T1">document</text:span>.<text:span text:style-name="T13">getElementById</text:span>(<text:span text:style-name="T17">"area"</text:span>);</text:p>
      <text:p text:style-name="P85"><text:span text:style-name="T1"><text:tab/><text:tab/>area</text:span>.<text:span text:style-name="T1">innerText</text:span> = <text:span text:style-name="T17">"Clicou"</text:span></text:p>
      <text:p text:style-name="P85"><text:span text:style-name="T1"><text:tab/><text:tab/>area</text:span>.<text:span text:style-name="T53">style</text:span>.<text:span text:style-name="T1">background</text:span> = <text:span text:style-name="T17">"red"</text:span></text:p>
      <text:p text:style-name="P85"><text:tab/>}</text:p>
      <text:p text:style-name="P85"><text:span text:style-name="T46"><text:tab/>function</text:span> <text:span text:style-name="T13">entrar</text:span>(){</text:p>
      <text:p text:style-name="P85"><text:span text:style-name="T46"><text:tab/><text:tab/>var</text:span> <text:span text:style-name="T1">area</text:span> = <text:span text:style-name="T1">window</text:span>.<text:span text:style-name="T1">document</text:span>.<text:span text:style-name="T13">getElementById</text:span>(<text:span text:style-name="T17">"area"</text:span>);</text:p>
      <text:p text:style-name="P85"><text:span text:style-name="T1"><text:tab/><text:tab/>area</text:span>.<text:span text:style-name="T1">innerText</text:span> = <text:span text:style-name="T17">"Entrou!"</text:span></text:p>
      <text:p text:style-name="P85"><text:tab/>}</text:p>
      <text:p text:style-name="P85"><text:span text:style-name="T46"><text:tab/>function</text:span> <text:span text:style-name="T13">sair</text:span>(){</text:p>
      <text:p text:style-name="P85"><text:span text:style-name="T46"><text:tab/><text:tab/>var</text:span> <text:span text:style-name="T1">area</text:span> = <text:span text:style-name="T1">window</text:span>.<text:span text:style-name="T1">document</text:span>.<text:span text:style-name="T13">getElementById</text:span>(<text:span text:style-name="T17">"area"</text:span>);</text:p>
      <text:p text:style-name="P85"><text:span text:style-name="T1"><text:tab/><text:tab/>area</text:span>.<text:span text:style-name="T1">innerText</text:span> = <text:span text:style-name="T17">"Saiu!!"</text:span></text:p>
      <text:p text:style-name="P85"><text:span text:style-name="T1"><text:tab/><text:tab/>area</text:span>.<text:span text:style-name="T53">style</text:span>.<text:span text:style-name="T1">background</text:span> = <text:span text:style-name="T17">"green"</text:span></text:p>
      <text:p text:style-name="P85"><text:tab/>} </text:p>
      <text:p text:style-name="P85"><text:span text:style-name="T68">&lt;/</text:span><text:span text:style-name="T46">script</text:span><text:span text:style-name="T68">&gt;</text:span></text:p>
      <text:p text:style-name="P85"><text:span text:style-name="T68">&lt;/</text:span><text:span text:style-name="T46">body</text:span><text:span text:style-name="T68">&gt;</text:span></text:p>
      <text:p text:style-name="P36"/>
      <text:p text:style-name="P59">Exemplo de interação no próp<text:span text:style-name="T71">r</text:span>io JavaScript:</text:p>
      <text:p text:style-name="P38"/>
      <text:p text:style-name="P91"><text:span text:style-name="T68">&lt;</text:span><text:span text:style-name="T46">body</text:span><text:span text:style-name="T68">&gt;</text:span></text:p>
      <text:p text:style-name="P85"><text:span text:style-name="T68"><text:tab/>&lt;</text:span><text:span text:style-name="T46">div</text:span> <text:span text:style-name="T1">id</text:span>=<text:span text:style-name="T17">"area"</text:span><text:span text:style-name="T68">&gt;</text:span></text:p>
      <text:p text:style-name="P85"><text:tab/><text:tab/>Interaja...</text:p>
      <text:p text:style-name="P85"><text:span text:style-name="T68"><text:tab/>&lt;/</text:span><text:span text:style-name="T46">div</text:span><text:span text:style-name="T68">&gt;</text:span></text:p>
      <text:p text:style-name="P85"><text:span text:style-name="T68">&lt;</text:span><text:span text:style-name="T46">script</text:span><text:span text:style-name="T68">&gt;</text:span></text:p>
      <text:p text:style-name="P85"><text:span text:style-name="T46"><text:tab/>var</text:span> <text:span text:style-name="T1">area</text:span> = <text:span text:style-name="T1">window</text:span>.<text:span text:style-name="T1">document</text:span>.<text:span text:style-name="T13">getElementById</text:span>(<text:span text:style-name="T17">"area"</text:span>);</text:p>
      <text:p text:style-name="P85"><text:span text:style-name="T1"><text:tab/>area</text:span>.<text:span text:style-name="T13">addEventListener</text:span>(<text:span text:style-name="T17">"click"</text:span>, <text:span text:style-name="T13">clicar</text:span>)</text:p>
      <text:p text:style-name="P85"><text:span text:style-name="T1"><text:tab/>area</text:span>.<text:span text:style-name="T13">addEventListener</text:span>(<text:span text:style-name="T17">"mouseenter"</text:span>, <text:span text:style-name="T13">entrar</text:span>)</text:p>
      <text:p text:style-name="P85"><text:span text:style-name="T1"><text:tab/>area</text:span>.<text:span text:style-name="T13">addEventListener</text:span>(<text:span text:style-name="T17">"mouseout"</text:span>, <text:span text:style-name="T13">sair</text:span>)</text:p>
      <text:p text:style-name="P85"><text:span text:style-name="T46"><text:tab/>function</text:span> <text:span text:style-name="T13">clicar</text:span>() {</text:p>
      <text:p text:style-name="P85"><text:span text:style-name="T1"><text:tab/><text:tab/>area</text:span>.<text:span text:style-name="T1">innerText</text:span> = <text:span text:style-name="T17">"Clicou"</text:span></text:p>
      <text:p text:style-name="P85"><text:span text:style-name="T1"><text:tab/><text:tab/>area</text:span>.<text:span text:style-name="T53">style</text:span>.<text:span text:style-name="T1">background</text:span> = <text:span text:style-name="T17">"red"</text:span></text:p>
      <text:p text:style-name="P85"><text:tab/>}</text:p>
      <text:p text:style-name="P85"><text:span text:style-name="T46"><text:tab/>function</text:span> <text:span text:style-name="T13">entrar</text:span>(){</text:p>
      <text:p text:style-name="P85"><text:soft-page-break/><text:span text:style-name="T1"><text:tab/><text:tab/>area</text:span>.<text:span text:style-name="T1">innerText</text:span> = <text:span text:style-name="T17">"Entrou!"</text:span></text:p>
      <text:p text:style-name="P85"><text:tab/>}</text:p>
      <text:p text:style-name="P85"><text:span text:style-name="T46"><text:tab/>function</text:span> <text:span text:style-name="T13">sair</text:span>(){</text:p>
      <text:p text:style-name="P85"><text:span text:style-name="T1"><text:tab/><text:tab/>area</text:span>.<text:span text:style-name="T1">innerText</text:span> = <text:span text:style-name="T17">"Saiu!!"</text:span></text:p>
      <text:p text:style-name="P85"><text:span text:style-name="T1"><text:tab/><text:tab/>area</text:span>.<text:span text:style-name="T53">style</text:span>.<text:span text:style-name="T1">background</text:span> = <text:span text:style-name="T17">"green"</text:span></text:p>
      <text:p text:style-name="P85"><text:tab/>} </text:p>
      <text:p text:style-name="P85"><text:span text:style-name="T68">&lt;/</text:span><text:span text:style-name="T46">script</text:span><text:span text:style-name="T68">&gt;</text:span></text:p>
      <text:p text:style-name="P85"><text:span text:style-name="T68">&lt;/</text:span><text:span text:style-name="T46">body</text:span><text:span text:style-name="T68">&gt;</text:span></text:p>
      <text:p text:style-name="P38"/>
      <text:p text:style-name="P38"><text:span text:style-name="T21">Detectando erros</text:span>:</text:p>
      <text:p text:style-name="P38">Ao executar um código e perceber que ele não funcionou do jeito programado, você pode clicar com o botão direito do mouse na página e clicar em <text:span text:style-name="T21">inspencionar</text:span>. Irá abrir o <text:span text:style-name="T21">DevTools</text:span> e no final do <text:span text:style-name="T21">DevTools</text:span>, na aba <text:span text:style-name="T21">console</text:span> será apresentado o erro e aonde está acontecendo.</text:p>
      <text:p text:style-name="P38"/>
      <text:list xml:id="list113112898366808" text:continue-numbering="true" text:style-name="L7">
        <text:list-item>
          <text:p text:style-name="P124">Aula 11 – Condições (Parte 1)</text:p>
        </text:list-item>
      </text:list>
      <text:p text:style-name="P69">Sequências</text:p>
      <text:p text:style-name="P63">var n = 2</text:p>
      <text:p text:style-name="P63">n += 2</text:p>
      <text:p text:style-name="P63">window.alert(n)</text:p>
      <text:p text:style-name="P63"/>
      <text:p text:style-name="P70">Condições</text:p>
      <text:p text:style-name="P64">if (condição){</text:p>
      <text:p text:style-name="P64"><text:tab/>true</text:p>
      <text:p text:style-name="P64">}else{</text:p>
      <text:p text:style-name="P64"><text:tab/>false</text:p>
      <text:p text:style-name="P64">}</text:p>
      <text:p text:style-name="P63"/>
      <text:p text:style-name="P70">Tipos de Condição</text:p>
      <text:p text:style-name="P70"/>
      <text:p text:style-name="P70">Condição simples</text:p>
      <text:p text:style-name="P64">if (condição){</text:p>
      <text:p text:style-name="P64"><text:tab/>true</text:p>
      <text:p text:style-name="P64">}</text:p>
      <text:p text:style-name="P64"/>
      <text:p text:style-name="P70">Condição composta</text:p>
      <text:p text:style-name="P64">if (condição){</text:p>
      <text:p text:style-name="P64"><text:tab/>true</text:p>
      <text:p text:style-name="P64">}else{</text:p>
      <text:p text:style-name="P64"><text:tab/>false</text:p>
      <text:p text:style-name="P64">}</text:p>
      <text:p text:style-name="P64"/>
      <text:p text:style-name="P93"><text:span text:style-name="T46">var</text:span> <text:span text:style-name="T1">idade</text:span> = <text:span text:style-name="T65">17</text:span></text:p>
      <text:p text:style-name="P85"><text:span text:style-name="T72">if</text:span>(<text:span text:style-name="T1">idade</text:span> &lt; <text:span text:style-name="T65">18</text:span>){</text:p>
      <text:p text:style-name="P85"><text:span text:style-name="T1"><text:tab/>console</text:span>.<text:span text:style-name="T13">log</text:span>(<text:span text:style-name="T17">'Menor de idade!'</text:span>)</text:p>
      <text:p text:style-name="P85">}<text:span text:style-name="T72">else</text:span>{</text:p>
      <text:p text:style-name="P85"><text:span text:style-name="T1"><text:tab/>console</text:span>.<text:span text:style-name="T13">log</text:span>(<text:span text:style-name="T17">'Maior de idade!'</text:span>)</text:p>
      <text:p text:style-name="P85">}</text:p>
      <text:p text:style-name="P64"/>
      <text:list xml:id="list113112336552883" text:continue-numbering="true" text:style-name="L7">
        <text:list-item>
          <text:p text:style-name="P124">Aula 12 - Condições (Parte 2)</text:p>
        </text:list-item>
      </text:list>
      <text:p text:style-name="P71">Condição Aninhada</text:p>
      <text:p text:style-name="P66">if(condição1){</text:p>
      <text:p text:style-name="P66"><text:soft-page-break/><text:tab/>bloco 1</text:p>
      <text:p text:style-name="P66">} else {</text:p>
      <text:p text:style-name="P66"><text:tab/>if(condição 2){</text:p>
      <text:p text:style-name="P66"><text:tab/><text:tab/>bloco 2</text:p>
      <text:p text:style-name="P66"><text:tab/>}else{</text:p>
      <text:p text:style-name="P66"><text:tab/><text:tab/>bloco 3</text:p>
      <text:p text:style-name="P66"><text:tab/>}</text:p>
      <text:p text:style-name="P66">}</text:p>
      <text:p text:style-name="P65"/>
      <text:p text:style-name="P94"><text:span text:style-name="T46">var</text:span> <text:span text:style-name="T1">idade</text:span> = <text:span text:style-name="T65">66</text:span></text:p>
      <text:p text:style-name="P85"><text:span text:style-name="T1">console</text:span>.<text:span text:style-name="T13">log</text:span>(<text:span text:style-name="T17">`Você tem </text:span><text:span text:style-name="T46">${</text:span><text:span text:style-name="T1">idade</text:span><text:span text:style-name="T46">}</text:span><text:span text:style-name="T17"> anos.`</text:span>)</text:p>
      <text:p text:style-name="P85"><text:span text:style-name="T72">if</text:span>(<text:span text:style-name="T1">idade</text:span> &lt; <text:span text:style-name="T65">16</text:span>){</text:p>
      <text:p text:style-name="P85"><text:span text:style-name="T1"><text:tab/>console</text:span>.<text:span text:style-name="T13">log</text:span>(<text:span text:style-name="T17">'Não vota!'</text:span>)</text:p>
      <text:p text:style-name="P85">}<text:span text:style-name="T72">else</text:span> <text:span text:style-name="T72">if</text:span>(<text:span text:style-name="T1">idade</text:span> &lt; <text:span text:style-name="T65">18</text:span> || <text:span text:style-name="T1">idade</text:span> &gt; <text:span text:style-name="T65">65</text:span>){</text:p>
      <text:p text:style-name="P85"><text:span text:style-name="T1"><text:tab/>console</text:span>.<text:span text:style-name="T13">log</text:span>(<text:span text:style-name="T17">'Voto opcional!'</text:span>)</text:p>
      <text:p text:style-name="P85">}<text:span text:style-name="T72">else</text:span>{</text:p>
      <text:p text:style-name="P85"><text:span text:style-name="T1"><text:tab/>console</text:span>.<text:span text:style-name="T13">log</text:span>(<text:span text:style-name="T17">'Voto obrigatório'</text:span>)</text:p>
      <text:p text:style-name="P85">}</text:p>
      <text:p text:style-name="P65"/>
      <text:p text:style-name="P94"><text:span text:style-name="T46">var</text:span> <text:span text:style-name="T1">agora</text:span> = <text:span text:style-name="T46">new</text:span> <text:span text:style-name="T50">Date</text:span>()</text:p>
      <text:p text:style-name="P85"><text:span text:style-name="T46">var</text:span> <text:span text:style-name="T1">hora</text:span> = <text:span text:style-name="T1">agora</text:span>.<text:span text:style-name="T13">getHours</text:span>()</text:p>
      <text:p text:style-name="P85"><text:span text:style-name="T46">var</text:span> <text:span text:style-name="T1">minutos</text:span> = <text:span text:style-name="T1">agora</text:span>.<text:span text:style-name="T13">getMinutes</text:span>()</text:p>
      <text:p text:style-name="P85"><text:span text:style-name="T46">var</text:span> <text:span text:style-name="T1">segundos</text:span> = <text:span text:style-name="T1">agora</text:span>.<text:span text:style-name="T13">getSeconds</text:span>()</text:p>
      <text:p text:style-name="P85"><text:span text:style-name="T1">console</text:span>.<text:span text:style-name="T13">log</text:span>(<text:span text:style-name="T17">`Agora são exatamente </text:span><text:span text:style-name="T46">${</text:span><text:span text:style-name="T1">hora</text:span><text:span text:style-name="T46">}</text:span><text:span text:style-name="T17">h</text:span><text:span text:style-name="T46">${</text:span><text:span text:style-name="T1">minutos</text:span><text:span text:style-name="T46">}</text:span><text:span text:style-name="T17">min</text:span><text:span text:style-name="T46">${</text:span><text:span text:style-name="T1">segundos</text:span><text:span text:style-name="T46">}</text:span><text:span text:style-name="T17">seg.`</text:span>)</text:p>
      <text:p text:style-name="P85"><text:span text:style-name="T72">if</text:span> (<text:span text:style-name="T1">hora</text:span> &lt; <text:span text:style-name="T65">12</text:span>) {</text:p>
      <text:p text:style-name="P85"><text:span text:style-name="T1"><text:tab/>console</text:span>.<text:span text:style-name="T13">log</text:span>(<text:span text:style-name="T17">'Bom dia!'</text:span>)</text:p>
      <text:p text:style-name="P85">} <text:span text:style-name="T72">else</text:span> <text:span text:style-name="T72">if</text:span> (<text:span text:style-name="T1">hora</text:span> &lt;= <text:span text:style-name="T65">18</text:span>){</text:p>
      <text:p text:style-name="P85"><text:span text:style-name="T1"><text:tab/>console</text:span>.<text:span text:style-name="T13">log</text:span>(<text:span text:style-name="T17">'Boa tarde'</text:span>)</text:p>
      <text:p text:style-name="P85">}<text:span text:style-name="T72">else</text:span>{</text:p>
      <text:p text:style-name="P85"><text:span text:style-name="T1"><text:tab/>console</text:span>.<text:span text:style-name="T13">log</text:span>(<text:span text:style-name="T17">'Boa noite'</text:span>)</text:p>
      <text:p text:style-name="P85">}</text:p>
      <text:p text:style-name="P65"/>
      <text:p text:style-name="P72">Condição Multipla – <text:span text:style-name="T58">usada para valores fixos.</text:span></text:p>
      <text:p text:style-name="P67">switch(expressão){</text:p>
      <text:p text:style-name="P67"><text:tab/>case valor 1:</text:p>
      <text:p text:style-name="P67"><text:tab/><text:tab/>bloco</text:p>
      <text:p text:style-name="P67"><text:tab/><text:tab/>break</text:p>
      <text:p text:style-name="P67"><text:tab/>case valor 2:</text:p>
      <text:p text:style-name="P67"><text:tab/><text:tab/>bloco</text:p>
      <text:p text:style-name="P67"><text:tab/><text:tab/>break</text:p>
      <text:p text:style-name="P67"><text:tab/>case valor 3: </text:p>
      <text:p text:style-name="P67"><text:tab/><text:tab/>bloco</text:p>
      <text:p text:style-name="P67"><text:tab/><text:tab/>break</text:p>
      <text:p text:style-name="P67"><text:tab/>default:</text:p>
      <text:p text:style-name="P67"><text:tab/><text:tab/>bloco</text:p>
      <text:p text:style-name="P67"><text:tab/><text:tab/>break</text:p>
      <text:p text:style-name="P67">}</text:p>
      <text:p text:style-name="P65"/>
      <text:p text:style-name="P94"><text:span text:style-name="T46">var</text:span> <text:span text:style-name="T1">a</text:span><text:span text:style-name="T6">gora</text:span> = <text:span text:style-name="T46">new</text:span> <text:span text:style-name="T50">Date</text:span>()</text:p>
      <text:p text:style-name="P86"><text:span text:style-name="T48">var</text:span><text:span text:style-name="T74"> </text:span><text:span text:style-name="T1">diaSemana</text:span> = <text:span text:style-name="T6">agora</text:span>.<text:span text:style-name="T13">getDay</text:span>()</text:p>
      <text:p text:style-name="P101"/>
      <text:p text:style-name="P85"><text:span text:style-name="T1">console</text:span>.<text:span text:style-name="T13">log</text:span>(<text:span text:style-name="T1">diaSemana</text:span>)</text:p>
      <text:p text:style-name="P85"><text:soft-page-break/><text:span text:style-name="T72">switch</text:span> (<text:span text:style-name="T1">diaSemana</text:span>) {</text:p>
      <text:p text:style-name="P85"><text:span text:style-name="T72"><text:tab/>case</text:span> <text:span text:style-name="T65">0</text:span>:</text:p>
      <text:p text:style-name="P85"><text:span text:style-name="T1"><text:tab/><text:tab/>console</text:span>.<text:span text:style-name="T13">log</text:span>(<text:span text:style-name="T17">'Domingo'</text:span>)</text:p>
      <text:p text:style-name="P85"><text:span text:style-name="T72"><text:tab/><text:tab/>break</text:span>;</text:p>
      <text:p text:style-name="P85"><text:span text:style-name="T72"><text:tab/>case</text:span> <text:span text:style-name="T65">1</text:span>:</text:p>
      <text:p text:style-name="P85"><text:span text:style-name="T1"><text:tab/><text:tab/>console</text:span>.<text:span text:style-name="T13">log</text:span>(<text:span text:style-name="T17">'Segunda'</text:span>)</text:p>
      <text:p text:style-name="P85"><text:span text:style-name="T72"><text:tab/><text:tab/>break</text:span>;</text:p>
      <text:p text:style-name="P85"><text:span text:style-name="T72"><text:tab/>case</text:span> <text:span text:style-name="T65">2</text:span>:</text:p>
      <text:p text:style-name="P85"><text:span text:style-name="T1"><text:tab/><text:tab/>console</text:span>.<text:span text:style-name="T13">log</text:span>(<text:span text:style-name="T17">'Terça'</text:span>)</text:p>
      <text:p text:style-name="P85"><text:span text:style-name="T72"><text:tab/><text:tab/>break</text:span>;</text:p>
      <text:p text:style-name="P85"><text:span text:style-name="T72"><text:tab/>case</text:span> <text:span text:style-name="T65">3</text:span>:</text:p>
      <text:p text:style-name="P85"><text:span text:style-name="T1"><text:tab/><text:tab/>console</text:span>.<text:span text:style-name="T13">log</text:span>(<text:span text:style-name="T17">'Quarta'</text:span>)</text:p>
      <text:p text:style-name="P85"><text:span text:style-name="T72"><text:tab/><text:tab/>break</text:span>;</text:p>
      <text:p text:style-name="P85"><text:span text:style-name="T72"><text:tab/>case</text:span> <text:span text:style-name="T65">4</text:span>:</text:p>
      <text:p text:style-name="P85"><text:span text:style-name="T1"><text:tab/><text:tab/>console</text:span>.<text:span text:style-name="T13">log</text:span>(<text:span text:style-name="T17">'Quinta'</text:span>)</text:p>
      <text:p text:style-name="P85"><text:span text:style-name="T72"><text:tab/><text:tab/>break</text:span>;</text:p>
      <text:p text:style-name="P85"><text:span text:style-name="T72"><text:tab/>case</text:span> <text:span text:style-name="T65">5</text:span>:</text:p>
      <text:p text:style-name="P85"><text:span text:style-name="T1"><text:tab/><text:tab/>console</text:span>.<text:span text:style-name="T13">log</text:span>(<text:span text:style-name="T17">'Sexta'</text:span>)</text:p>
      <text:p text:style-name="P85"><text:span text:style-name="T72"><text:tab/><text:tab/>break</text:span>;</text:p>
      <text:p text:style-name="P85"><text:span text:style-name="T72"><text:tab/>case</text:span> <text:span text:style-name="T65">6</text:span>:</text:p>
      <text:p text:style-name="P85"><text:span text:style-name="T1"><text:tab/><text:tab/>console</text:span>.<text:span text:style-name="T13">log</text:span>(<text:span text:style-name="T17">'Sábado'</text:span>)</text:p>
      <text:p text:style-name="P85"><text:span text:style-name="T72"><text:tab/><text:tab/>break</text:span>;</text:p>
      <text:p text:style-name="P85"><text:span text:style-name="T72"><text:tab/>default</text:span>:</text:p>
      <text:p text:style-name="P85"><text:span text:style-name="T1"><text:tab/><text:tab/>console</text:span>.<text:span text:style-name="T13">log</text:span>(<text:span text:style-name="T17">'ERRO! Dia inválido!'</text:span>)</text:p>
      <text:p text:style-name="P85"><text:span text:style-name="T72"><text:tab/><text:tab/>break</text:span>;</text:p>
      <text:p text:style-name="P85">}</text:p>
      <text:p text:style-name="P65"/>
      <text:list xml:id="list113113425944854" text:continue-numbering="true" text:style-name="L7">
        <text:list-item>
          <text:p text:style-name="P125">Exercícios Javascript – Parte 1</text:p>
        </text:list-item>
      </text:list>
      <text:p text:style-name="P138">Modelo</text:p>
      <text:p text:style-name="P138">HTML</text:p>
      <text:p text:style-name="P146"><text:span text:style-name="T68"/></text:p>
      <text:p text:style-name="P153"><text:span text:style-name="T68">&lt;!</text:span><text:span text:style-name="T46">DOCTYPE</text:span> <text:span text:style-name="T1">html</text:span><text:span text:style-name="T68">&gt;</text:span></text:p>
      <text:p text:style-name="P85"><text:span text:style-name="T68">&lt;</text:span><text:span text:style-name="T46">html</text:span> <text:span text:style-name="T1">lang</text:span>=<text:span text:style-name="T17">"pt-BR"</text:span><text:span text:style-name="T68">&gt;</text:span></text:p>
      <text:p text:style-name="P85"><text:span text:style-name="T68"><text:tab/>&lt;</text:span><text:span text:style-name="T46">head</text:span><text:span text:style-name="T68">&gt;</text:span></text:p>
      <text:p text:style-name="P85"><text:span text:style-name="T68"><text:tab/><text:tab/>&lt;</text:span><text:span text:style-name="T46">meta</text:span> <text:span text:style-name="T1">charset</text:span>=<text:span text:style-name="T17">"UTF-8"</text:span><text:span text:style-name="T68">&gt;</text:span></text:p>
      <text:p text:style-name="P85"><text:span text:style-name="T68"><text:tab/><text:tab/>&lt;</text:span><text:span text:style-name="T46">meta</text:span> <text:span text:style-name="T1">http-equiv</text:span>=<text:span text:style-name="T17">"X-UA-Compatible"</text:span> <text:span text:style-name="T1">content</text:span>=<text:span text:style-name="T17">"IE=edge"</text:span><text:span text:style-name="T68">&gt;</text:span></text:p>
      <text:p text:style-name="P85"><text:span text:style-name="T68"><text:tab/><text:tab/>&lt;</text:span><text:span text:style-name="T46">meta</text:span> <text:span text:style-name="T1">name</text:span>=<text:span text:style-name="T17">"viewport"</text:span> <text:span text:style-name="T1">content</text:span>=<text:span text:style-name="T17">"width=device-width, initial-scale=1.0"</text:span><text:span text:style-name="T68">&gt;</text:span></text:p>
      <text:p text:style-name="P85"><text:span text:style-name="T68"><text:tab/><text:tab/>&lt;</text:span><text:span text:style-name="T46">title</text:span><text:span text:style-name="T68">&gt;</text:span>Modelo de Exercício<text:span text:style-name="T68">&lt;/</text:span><text:span text:style-name="T46">title</text:span><text:span text:style-name="T68">&gt;</text:span></text:p>
      <text:p text:style-name="P85"><text:span text:style-name="T68"><text:tab/><text:tab/>&lt;</text:span><text:span text:style-name="T46">link</text:span> <text:span text:style-name="T1">rel</text:span>=<text:span text:style-name="T17">"stylesheet"</text:span> <text:span text:style-name="T1">href</text:span>=<text:span text:style-name="T17">"estilo.css"</text:span><text:span text:style-name="T68">&gt;</text:span></text:p>
      <text:p text:style-name="P85"><text:span text:style-name="T68"><text:tab/>&lt;/</text:span><text:span text:style-name="T46">head</text:span><text:span text:style-name="T68">&gt;</text:span></text:p>
      <text:p text:style-name="P85"><text:span text:style-name="T68">&lt;</text:span><text:span text:style-name="T46">body</text:span><text:span text:style-name="T68">&gt;</text:span></text:p>
      <text:p text:style-name="P85"><text:span text:style-name="T68"><text:tab/>&lt;</text:span><text:span text:style-name="T46">header</text:span><text:span text:style-name="T68">&gt;</text:span></text:p>
      <text:p text:style-name="P85"><text:span text:style-name="T68"><text:tab/><text:tab/>&lt;</text:span><text:span text:style-name="T46">h1</text:span><text:span text:style-name="T68">&gt;</text:span>Título<text:span text:style-name="T68">&lt;/</text:span><text:span text:style-name="T46">h1</text:span><text:span text:style-name="T68">&gt;</text:span></text:p>
      <text:p text:style-name="P85"><text:span text:style-name="T68"><text:tab/>&lt;/</text:span><text:span text:style-name="T46">header</text:span><text:span text:style-name="T68">&gt;</text:span></text:p>
      <text:p text:style-name="P85"><text:span text:style-name="T68"><text:tab/>&lt;</text:span><text:span text:style-name="T46">section</text:span><text:span text:style-name="T68">&gt;</text:span></text:p>
      <text:p text:style-name="P85"><text:span text:style-name="T68"><text:tab/><text:tab/>&lt;</text:span><text:span text:style-name="T46">div</text:span><text:span text:style-name="T68">&gt;</text:span></text:p>
      <text:p text:style-name="P85"><text:span text:style-name="T68"><text:tab/><text:tab/><text:tab/>&lt;</text:span><text:span text:style-name="T46">p</text:span><text:span text:style-name="T68">&gt;</text:span>Testando<text:span text:style-name="T68">&lt;/</text:span><text:span text:style-name="T46">p</text:span><text:span text:style-name="T68">&gt;</text:span></text:p>
      <text:p text:style-name="P85"><text:span text:style-name="T68"><text:tab/><text:tab/>&lt;/</text:span><text:span text:style-name="T46">div</text:span><text:span text:style-name="T68">&gt;</text:span></text:p>
      <text:p text:style-name="P85"><text:span text:style-name="T68"><text:tab/><text:tab/>&lt;</text:span><text:span text:style-name="T46">div</text:span><text:span text:style-name="T68">&gt;</text:span></text:p>
      <text:p text:style-name="P85"><text:span text:style-name="T68"><text:tab/><text:tab/><text:tab/>&lt;</text:span><text:span text:style-name="T46">p</text:span><text:span text:style-name="T68">&gt;</text:span>Hello<text:span text:style-name="T68">&lt;/</text:span><text:span text:style-name="T46">p</text:span><text:span text:style-name="T68">&gt;</text:span></text:p>
      <text:p text:style-name="P85"><text:span text:style-name="T68"><text:tab/><text:tab/>&lt;/</text:span><text:span text:style-name="T46">div</text:span><text:span text:style-name="T68">&gt;</text:span></text:p>
      <text:p text:style-name="P85"><text:soft-page-break/><text:span text:style-name="T68"><text:tab/>&lt;/</text:span><text:span text:style-name="T46">section</text:span><text:span text:style-name="T68">&gt;</text:span></text:p>
      <text:p text:style-name="P85"><text:span text:style-name="T68"><text:tab/>&lt;</text:span><text:span text:style-name="T46">footer</text:span><text:span text:style-name="T68">&gt;</text:span></text:p>
      <text:p text:style-name="P85"><text:span text:style-name="T68"><text:tab/><text:tab/>&lt;</text:span><text:span text:style-name="T46">p</text:span><text:span text:style-name="T68">&gt;</text:span><text:span text:style-name="T46">&amp;copy;</text:span>CursoemVídeo<text:span text:style-name="T68">&lt;/</text:span><text:span text:style-name="T46">p</text:span><text:span text:style-name="T68">&gt;</text:span></text:p>
      <text:p text:style-name="P85"><text:span text:style-name="T68"><text:tab/>&lt;/</text:span><text:span text:style-name="T46">footer</text:span><text:span text:style-name="T68">&gt;</text:span></text:p>
      <text:p text:style-name="P85"><text:span text:style-name="T68"><text:tab/>&lt;</text:span><text:span text:style-name="T46">script</text:span> <text:span text:style-name="T1">src</text:span>=<text:span text:style-name="T17">"script.js"</text:span><text:span text:style-name="T68">&gt;&lt;/</text:span><text:span text:style-name="T46">script</text:span><text:span text:style-name="T68">&gt;</text:span></text:p>
      <text:p text:style-name="P85"><text:span text:style-name="T68">&lt;/</text:span><text:span text:style-name="T46">body</text:span><text:span text:style-name="T68">&gt;</text:span></text:p>
      <text:p text:style-name="P85"><text:span text:style-name="T68">&lt;/</text:span><text:span text:style-name="T46">html</text:span><text:span text:style-name="T68">&gt;</text:span></text:p>
      <text:p text:style-name="P146"/>
      <text:p text:style-name="P138">CSS</text:p>
      <text:p text:style-name="P138"><text:span text:style-name="T57"/></text:p>
      <text:p text:style-name="P156"><text:span text:style-name="T78">body</text:span><text:span text:style-name="T42">{</text:span></text:p>
      <text:p text:style-name="P85"><text:span text:style-name="T1"><text:tab/>background</text:span>:<text:span text:style-name="T13">rgb</text:span>(<text:span text:style-name="T65">88</text:span>, <text:span text:style-name="T65">208</text:span>, <text:span text:style-name="T65">212</text:span>);</text:p>
      <text:p text:style-name="P85"><text:span text:style-name="T1"><text:tab/>font</text:span>: <text:span text:style-name="T17">normal</text:span> <text:span text:style-name="T65">15pt</text:span> <text:span text:style-name="T17">verdana</text:span>;</text:p>
      <text:p text:style-name="P85">}</text:p>
      <text:p text:style-name="P85"><text:span text:style-name="T77">header</text:span>{</text:p>
      <text:p text:style-name="P85"><text:span text:style-name="T1"><text:tab/>color</text:span>:<text:span text:style-name="T17">white</text:span>;</text:p>
      <text:p text:style-name="P85"><text:span text:style-name="T1"><text:tab/>text-align</text:span>: <text:span text:style-name="T17">center</text:span>;</text:p>
      <text:p text:style-name="P85">}</text:p>
      <text:p text:style-name="P85"><text:span text:style-name="T77">section</text:span>{</text:p>
      <text:p text:style-name="P85"><text:span text:style-name="T1"><text:tab/>background</text:span>:<text:span text:style-name="T17">white</text:span>;</text:p>
      <text:p text:style-name="P85"><text:span text:style-name="T1"><text:tab/>border-radius</text:span>: <text:span text:style-name="T65">10px</text:span>;</text:p>
      <text:p text:style-name="P85"><text:span text:style-name="T1"><text:tab/>padding</text:span>: <text:span text:style-name="T65">15px</text:span>;</text:p>
      <text:p text:style-name="P85"><text:span text:style-name="T1"><text:tab/>width</text:span>: <text:span text:style-name="T65">500px</text:span>;</text:p>
      <text:p text:style-name="P85"><text:span text:style-name="T1"><text:tab/>margin</text:span>: <text:span text:style-name="T65">0</text:span> <text:span text:style-name="T17">auto</text:span>;</text:p>
      <text:p text:style-name="P85"><text:span text:style-name="T1"><text:tab/>box-shadow</text:span>: <text:span text:style-name="T65">5px</text:span> <text:span text:style-name="T65">5px</text:span> <text:span text:style-name="T65">10px</text:span> <text:span text:style-name="T13">rgba</text:span>(<text:span text:style-name="T65">0</text:span>, <text:span text:style-name="T65">0</text:span>, <text:span text:style-name="T65">0</text:span>, <text:span text:style-name="T65">0.609</text:span>); </text:p>
      <text:p text:style-name="P85">}</text:p>
      <text:p text:style-name="P85"><text:span text:style-name="T77">footer</text:span>{</text:p>
      <text:p text:style-name="P85"><text:span text:style-name="T1"><text:tab/>color</text:span>:<text:span text:style-name="T17">white</text:span>;</text:p>
      <text:p text:style-name="P85"><text:span text:style-name="T1"><text:tab/>text-align</text:span>: <text:span text:style-name="T17">center</text:span>;</text:p>
      <text:p text:style-name="P85"><text:span text:style-name="T1"><text:tab/>font-style</text:span>: <text:span text:style-name="T17">italic</text:span>;</text:p>
      <text:p text:style-name="P85">}</text:p>
      <text:p text:style-name="P146"/>
      <text:list xml:id="list113111723706369" text:continue-numbering="true" text:style-name="L7">
        <text:list-item>
          <text:p text:style-name="P126">Exercícios Javascript – Parte 2</text:p>
        </text:list-item>
      </text:list>
      <text:p text:style-name="P39"/>
      <text:list xml:id="list113112318471802" text:continue-numbering="true" text:style-name="L7">
        <text:list-item>
          <text:p text:style-name="P126">Exercícios Javascript – Parte 3</text:p>
        </text:list-item>
      </text:list>
      <text:p text:style-name="P127"/>
      <text:list xml:id="list113111672405449" text:continue-numbering="true" text:style-name="L7">
        <text:list-item>
          <text:p text:style-name="P128">Aula 13 – Repetições – <text:span text:style-name="T80">Parte 1</text:span></text:p>
        </text:list-item>
      </text:list>
      <text:p text:style-name="P139">Repetições/Laços</text:p>
      <text:p text:style-name="P149">Laço “enquanto”:<text:span text:style-name="T73"> </text:span><text:span text:style-name="T75">Testa a condição para depois executar o bloco/comando. Enquanto a condição for verdadeira, ele continuará a executar o bloco/comando.</text:span></text:p>
      <text:p text:style-name="P149"><text:span text:style-name="T75"/></text:p>
      <text:p text:style-name="P139">while(condição){</text:p>
      <text:p text:style-name="P139"><text:tab/>comando</text:p>
      <text:p text:style-name="P139">}</text:p>
      <text:p text:style-name="P139"/>
      <text:p text:style-name="P140">Exemplo:</text:p>
      <text:p text:style-name="P140"><text:span text:style-name="T57"/></text:p>
      <text:p text:style-name="P157"><text:span text:style-name="T49">var</text:span><text:span text:style-name="T42"> </text:span><text:span text:style-name="T7">computador</text:span><text:span text:style-name="T42"> = </text:span><text:span text:style-name="T66">1</text:span></text:p>
      <text:p text:style-name="P85"><text:span text:style-name="T72">while</text:span> (<text:span text:style-name="T1">computador</text:span> &lt;= <text:span text:style-name="T65">6</text:span>){</text:p>
      <text:p text:style-name="P85"><text:span text:style-name="T1"><text:tab/>console</text:span>.<text:span text:style-name="T13">log</text:span>((<text:span text:style-name="T17">'Tudo bem?'</text:span>))</text:p>
      <text:p text:style-name="P85"><text:span text:style-name="T1"><text:tab/>computador</text:span>++</text:p>
      <text:p text:style-name="P85"><text:soft-page-break/>}</text:p>
      <text:p text:style-name="P140"><text:span text:style-name="T57"/></text:p>
      <text:p text:style-name="P140"><text:span text:style-name="T57"/></text:p>
      <text:p text:style-name="P150">Laço “faça”:<text:span text:style-name="T73"> </text:span><text:span text:style-name="T75">Executa o bloco/comando para depois testar a condição. Enquanto a condição for verdadeira, ele continuará a executar o bloco/comando.</text:span></text:p>
      <text:p text:style-name="P149"><text:span text:style-name="T75"/></text:p>
      <text:p text:style-name="P140">do{</text:p>
      <text:p text:style-name="P140"><text:tab/>comando</text:p>
      <text:p text:style-name="P140">}while(condição<text:span text:style-name="T79">)</text:span></text:p>
      <text:p text:style-name="P140"><text:span text:style-name="T59"/></text:p>
      <text:p text:style-name="P157"><text:span text:style-name="T8">computador</text:span><text:span text:style-name="T44"> = </text:span><text:span text:style-name="T67">1</text:span></text:p>
      <text:p text:style-name="P85"><text:span text:style-name="T72">do</text:span>{</text:p>
      <text:p text:style-name="P85"><text:span text:style-name="T1"><text:tab/>console</text:span>.<text:span text:style-name="T13">log</text:span>(<text:span text:style-name="T17">`Passo </text:span><text:span text:style-name="T46">${</text:span><text:span text:style-name="T1">computador</text:span><text:span text:style-name="T46">}</text:span><text:span text:style-name="T17">`</text:span>)</text:p>
      <text:p text:style-name="P85"><text:span text:style-name="T1"><text:tab/>computador</text:span>++</text:p>
      <text:p text:style-name="P85">}<text:span text:style-name="T72">while</text:span>(<text:span text:style-name="T1">computador</text:span> &lt;= <text:span text:style-name="T65">6</text:span>)</text:p>
      <text:p text:style-name="P140"><text:span text:style-name="T59"/></text:p>
      <text:list xml:id="list113112958547331" text:continue-numbering="true" text:style-name="L7">
        <text:list-item>
          <text:p text:style-name="P129">Aula 14<text:span text:style-name="T76"> – Repetições – </text:span>Parte 2</text:p>
        </text:list-item>
      </text:list>
      <text:p text:style-name="P141">Estrutura de repetição com variável de controle. Inicia uma variável, executa um teste e se este teste for verdadeiro, executa o bloco, volta para o início e incrementa a variável. Realiza novamente o teste e se for verdadeiro continua a executar o bloco e incrementando, até o teste ser falso.</text:p>
      <text:p text:style-name="P147"/>
      <text:p text:style-name="P141">for(inicialização; teste; incremento){</text:p>
      <text:p text:style-name="P141"><text:tab/>comando</text:p>
      <text:p text:style-name="P141">}</text:p>
      <text:p text:style-name="P147"/>
      <text:p text:style-name="P154"><text:span text:style-name="T72">for</text:span>(<text:span text:style-name="T46">var</text:span> <text:span text:style-name="T1">computador</text:span> = <text:span text:style-name="T65">1</text:span>; <text:span text:style-name="T1">computador</text:span> &lt;= <text:span text:style-name="T65">5</text:span>; <text:span text:style-name="T1">computador</text:span>++){</text:p>
      <text:p text:style-name="P85"><text:span text:style-name="T1">console</text:span>.<text:span text:style-name="T13">log</text:span>(<text:span text:style-name="T17">`Passo </text:span><text:span text:style-name="T46">${</text:span><text:span text:style-name="T1">computador</text:span><text:span text:style-name="T46">}</text:span><text:span text:style-name="T17">`</text:span>)</text:p>
      <text:p text:style-name="P85">}</text:p>
      <text:p text:style-name="P147"/>
      <text:p text:style-name="P148">12:57</text:p>
      <text:list xml:id="list113112928294537" text:continue-numbering="true" text:style-name="L7">
        <text:list-item>
          <text:p text:style-name="P130">Aula 15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1T20:57:33.983777748</meta:creation-date>
    <dc:date>2021-06-03T11:31:11.237718556</dc:date>
    <meta:editing-duration>PT8H57M21S</meta:editing-duration>
    <meta:editing-cycles>12</meta:editing-cycles>
    <meta:generator>LibreOffice/6.1.5.2$Linux_X86_64 LibreOffice_project/10$Build-2</meta:generator>
    <meta:document-statistic meta:table-count="5" meta:image-count="0" meta:object-count="0" meta:page-count="12" meta:paragraph-count="481" meta:word-count="1920" meta:character-count="12507" meta:non-whitespace-character-count="10894"/>
  </office:meta>
</office:document-meta>
</file>